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86.96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38.75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g" table:style-name="ta1">
        <table:shapes>
          <draw:frame draw:z-index="0" draw:style-name="gr1" draw:text-style-name="P1" svg:width="159.99mm" svg:height="89.99mm" svg:x="118.05mm" svg:y="14.09mm">
            <loext:p draw:notify-on-update-of-ranges="log.D1049:log.D1049 log.D1050:log.D207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 vsim -voptargs="+acc" work.testbench -c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tart time: 19:08:45 on Nov 02</text:p>
          </table:table-cell>
          <table:table-cell office:value-type="float" office:value="2016" calcext:value-type="float">
            <text:p>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Loading sv_std.st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testben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R2F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itReverseCoun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fp_bitWidthDetec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fp_maxBitWid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fp_bitWidthA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fftAddressGener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utterflyUn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twiddleFactorRomBrid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utterflyC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bfp_Shif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ramPipelineBrid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radix2Butterf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readBusMu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writeBusMu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twr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Loading work.dp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input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real part</text:p>
          </table:table-cell>
          <table:table-cell office:value-type="string" calcext:value-type="string">
            <text:p><text:s/>imag part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FFT 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</text:p>
          </table:table-cell>
          <table:table-cell office:value-type="string" calcext:value-type="string">
            <text:p>real part</text:p>
          </table:table-cell>
          <table:table-cell office:value-type="string" calcext:value-type="string">
            <text:p><text:s/>imag part</text:p>
          </table:table-cell>
          <table:table-cell office:value-type="string" calcext:value-type="string">
            <text:p><text:s/>ampl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12" calcext:value-type="float">
            <text:p>-512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2.29214" calcext:value-type="float">
            <text:p>2.2921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8.25" calcext:value-type="float">
            <text:p>8.25</text:p>
          </table:table-cell>
          <table:table-cell office:value-type="float" office:value="8.250237" calcext:value-type="float">
            <text:p>8.2502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.3125" calcext:value-type="float">
            <text:p>-4.31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4.727744" calcext:value-type="float">
            <text:p>4.7277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25.3125" calcext:value-type="float">
            <text:p>-25.3125</text:p>
          </table:table-cell>
          <table:table-cell office:value-type="float" office:value="25.312577" calcext:value-type="float">
            <text:p>25.31257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.125" calcext:value-type="float">
            <text:p>4.125</text:p>
          </table:table-cell>
          <table:table-cell office:value-type="float" office:value="-2.125" calcext:value-type="float">
            <text:p>-2.125</text:p>
          </table:table-cell>
          <table:table-cell office:value-type="float" office:value="4.640178" calcext:value-type="float">
            <text:p>4.64017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4.25" calcext:value-type="float">
            <text:p>-4.25</text:p>
          </table:table-cell>
          <table:table-cell office:value-type="float" office:value="4.25046" calcext:value-type="float">
            <text:p>4.2504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.75" calcext:value-type="float">
            <text:p>1.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2.610825" calcext:value-type="float">
            <text:p>2.6108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4.6875" calcext:value-type="float">
            <text:p>-4.6875</text:p>
          </table:table-cell>
          <table:table-cell office:value-type="float" office:value="4.687917" calcext:value-type="float">
            <text:p>4.6879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.5625" calcext:value-type="float">
            <text:p>-11.562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11.745012" calcext:value-type="float">
            <text:p>11.7450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2.875" calcext:value-type="float">
            <text:p>-2.875</text:p>
          </table:table-cell>
          <table:table-cell office:value-type="float" office:value="2.875679" calcext:value-type="float">
            <text:p>2.8756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.0625" calcext:value-type="float">
            <text:p>1.06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2.209709" calcext:value-type="float">
            <text:p>2.20970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4.25" calcext:value-type="float">
            <text:p>4.25</text:p>
          </table:table-cell>
          <table:table-cell office:value-type="float" office:value="4.25046" calcext:value-type="float">
            <text:p>4.2504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.25" calcext:value-type="float">
            <text:p>33.2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33.313907" calcext:value-type="float">
            <text:p>33.3139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4.875" calcext:value-type="float">
            <text:p>4.875</text:p>
          </table:table-cell>
          <table:table-cell office:value-type="float" office:value="4.875401" calcext:value-type="float">
            <text:p>4.8754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.125" calcext:value-type="float">
            <text:p>4.1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4.55736" calcext:value-type="float">
            <text:p>4.557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5.8125" calcext:value-type="float">
            <text:p>5.8125</text:p>
          </table:table-cell>
          <table:table-cell office:value-type="float" office:value="5.812836" calcext:value-type="float">
            <text:p>5.8128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.25" calcext:value-type="float">
            <text:p>6.2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6.58152" calcext:value-type="float">
            <text:p>6.5815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15.6875" calcext:value-type="float">
            <text:p>-15.6875</text:p>
          </table:table-cell>
          <table:table-cell office:value-type="float" office:value="15.687625" calcext:value-type="float">
            <text:p>15.687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.875" calcext:value-type="float">
            <text:p>4.8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5.245906" calcext:value-type="float">
            <text:p>5.2459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2" calcext:value-type="float">
            <text:p>-2</text:p>
          </table:table-cell>
          <table:table-cell office:value-type="float" office:value="2.000976" calcext:value-type="float">
            <text:p>2.0009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7.25" calcext:value-type="float">
            <text:p>57.2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57.28714" calcext:value-type="float">
            <text:p>57.2871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1.375" calcext:value-type="float">
            <text:p>1.375</text:p>
          </table:table-cell>
          <table:table-cell office:value-type="float" office:value="1.37642" calcext:value-type="float">
            <text:p>1.3764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1.9375" calcext:value-type="float">
            <text:p>1.9375</text:p>
          </table:table-cell>
          <table:table-cell office:value-type="float" office:value="3.571261" calcext:value-type="float">
            <text:p>3.5712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4.375" calcext:value-type="float">
            <text:p>-4.375</text:p>
          </table:table-cell>
          <table:table-cell office:value-type="float" office:value="4.375" calcext:value-type="float">
            <text:p>4.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.1875" calcext:value-type="float">
            <text:p>-30.187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30.257876" calcext:value-type="float">
            <text:p>30.2578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6.75" calcext:value-type="float">
            <text:p>6.75</text:p>
          </table:table-cell>
          <table:table-cell office:value-type="float" office:value="6.750289" calcext:value-type="float">
            <text:p>6.7502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.25" calcext:value-type="float">
            <text:p>-1.25</text:p>
          </table:table-cell>
          <table:table-cell office:value-type="float" office:value="2" calcext:value-type="float">
            <text:p>2</text:p>
          </table:table-cell>
          <table:table-cell office:value-type="float" office:value="2.358495" calcext:value-type="float">
            <text:p>2.3584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8.6875" calcext:value-type="float">
            <text:p>8.6875</text:p>
          </table:table-cell>
          <table:table-cell office:value-type="float" office:value="8.687725" calcext:value-type="float">
            <text:p>8.6877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.875" calcext:value-type="float">
            <text:p>-10.87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11.068854" calcext:value-type="float">
            <text:p>11.06885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6.25" calcext:value-type="float">
            <text:p>6.25</text:p>
          </table:table-cell>
          <table:table-cell office:value-type="float" office:value="6.250312" calcext:value-type="float">
            <text:p>6.2503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2" office:value-type="float" office:value="1.9375" calcext:value-type="float">
            <text:p>1.9375</text:p>
          </table:table-cell>
          <table:table-cell office:value-type="float" office:value="2.740039" calcext:value-type="float">
            <text:p>2.74003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.875" calcext:value-type="float">
            <text:p>-5.875</text:p>
          </table:table-cell>
          <table:table-cell office:value-type="float" office:value="-2" calcext:value-type="float">
            <text:p>-2</text:p>
          </table:table-cell>
          <table:table-cell office:value-type="float" office:value="6.206096" calcext:value-type="float">
            <text:p>6.2060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8.125" calcext:value-type="float">
            <text:p>8.125</text:p>
          </table:table-cell>
          <table:table-cell office:value-type="float" office:value="8.12524" calcext:value-type="float">
            <text:p>8.125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" calcext:value-type="float">
            <text:p>-3</text:p>
          </table:table-cell>
          <table:table-cell office:value-type="float" office:value="1.9375" calcext:value-type="float">
            <text:p>1.9375</text:p>
          </table:table-cell>
          <table:table-cell office:value-type="float" office:value="3.571261" calcext:value-type="float">
            <text:p>3.5712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1.625" calcext:value-type="float">
            <text:p>1.625</text:p>
          </table:table-cell>
          <table:table-cell office:value-type="float" office:value="1.626201" calcext:value-type="float">
            <text:p>1.6262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4.472136" calcext:value-type="float">
            <text:p>4.4721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28.6875" calcext:value-type="float">
            <text:p>28.6875</text:p>
          </table:table-cell>
          <table:table-cell office:value-type="float" office:value="28.687568" calcext:value-type="float">
            <text:p>28.6875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.6875" calcext:value-type="float">
            <text:p>1.6875</text:p>
          </table:table-cell>
          <table:table-cell office:value-type="float" office:value="2" calcext:value-type="float">
            <text:p>2</text:p>
          </table:table-cell>
          <table:table-cell office:value-type="float" office:value="2.616803" calcext:value-type="float">
            <text:p>2.61680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3.6875" calcext:value-type="float">
            <text:p>3.6875</text:p>
          </table:table-cell>
          <table:table-cell office:value-type="float" office:value="3.68803" calcext:value-type="float">
            <text:p>3.6880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.9375" calcext:value-type="float">
            <text:p>-2.937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3.589264" calcext:value-type="float">
            <text:p>3.5892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23.6875" calcext:value-type="float">
            <text:p>-23.6875</text:p>
          </table:table-cell>
          <table:table-cell office:value-type="float" office:value="23.687582" calcext:value-type="float">
            <text:p>23.6875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.5" calcext:value-type="float">
            <text:p>-13.5</text:p>
          </table:table-cell>
          <table:table-cell office:value-type="float" office:value="1.9375" calcext:value-type="float">
            <text:p>1.9375</text:p>
          </table:table-cell>
          <table:table-cell office:value-type="float" office:value="13.638325" calcext:value-type="float">
            <text:p>13.6383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7.4375" calcext:value-type="float">
            <text:p>-7.4375</text:p>
          </table:table-cell>
          <table:table-cell office:value-type="float" office:value="7.437763" calcext:value-type="float">
            <text:p>7.43776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625" calcext:value-type="float">
            <text:p>-0.625</text:p>
          </table:table-cell>
          <table:table-cell office:value-type="float" office:value="-2" calcext:value-type="float">
            <text:p>-2</text:p>
          </table:table-cell>
          <table:table-cell office:value-type="float" office:value="2.095382" calcext:value-type="float">
            <text:p>2.0953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3.75" calcext:value-type="float">
            <text:p>3.75</text:p>
          </table:table-cell>
          <table:table-cell office:value-type="float" office:value="3.750521" calcext:value-type="float">
            <text:p>3.75052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.1875" calcext:value-type="float">
            <text:p>-14.1875</text:p>
          </table:table-cell>
          <table:table-cell office:value-type="float" office:value="2" calcext:value-type="float">
            <text:p>2</text:p>
          </table:table-cell>
          <table:table-cell office:value-type="float" office:value="14.327776" calcext:value-type="float">
            <text:p>14.3277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1.0625" calcext:value-type="float">
            <text:p>1.0625</text:p>
          </table:table-cell>
          <table:table-cell office:value-type="float" office:value="1.064337" calcext:value-type="float">
            <text:p>1.0643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.1875" calcext:value-type="float">
            <text:p>3.1875</text:p>
          </table:table-cell>
          <table:table-cell office:value-type="float" office:value="-2" calcext:value-type="float">
            <text:p>-2</text:p>
          </table:table-cell>
          <table:table-cell office:value-type="float" office:value="3.762998" calcext:value-type="float">
            <text:p>3.7629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1.625" calcext:value-type="float">
            <text:p>-1.625</text:p>
          </table:table-cell>
          <table:table-cell office:value-type="float" office:value="1.626201" calcext:value-type="float">
            <text:p>1.6262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.625" calcext:value-type="float">
            <text:p>-5.6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5.94933" calcext:value-type="float">
            <text:p>5.9493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3.8125" calcext:value-type="float">
            <text:p>-3.8125</text:p>
          </table:table-cell>
          <table:table-cell office:value-type="float" office:value="3.813012" calcext:value-type="float">
            <text:p>3.8130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.3125" calcext:value-type="float">
            <text:p>-4.312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4.780331" calcext:value-type="float">
            <text:p>4.78033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7.6875" calcext:value-type="float">
            <text:p>-7.6875</text:p>
          </table:table-cell>
          <table:table-cell office:value-type="float" office:value="7.687754" calcext:value-type="float">
            <text:p>7.68775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24.3125" calcext:value-type="float">
            <text:p>1724.31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1724.313589" calcext:value-type="float">
            <text:p>1724.3135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3.875" calcext:value-type="float">
            <text:p>-3.875</text:p>
          </table:table-cell>
          <table:table-cell office:value-type="float" office:value="3.875504" calcext:value-type="float">
            <text:p>3.8755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.5" calcext:value-type="float">
            <text:p>2.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3.240973" calcext:value-type="float">
            <text:p>3.24097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2.875" calcext:value-type="float">
            <text:p>2.875</text:p>
          </table:table-cell>
          <table:table-cell office:value-type="float" office:value="2.875679" calcext:value-type="float">
            <text:p>2.8756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.5625" calcext:value-type="float">
            <text:p>-22.5625</text:p>
          </table:table-cell>
          <table:table-cell office:value-type="float" office:value="2" calcext:value-type="float">
            <text:p>2</text:p>
          </table:table-cell>
          <table:table-cell office:value-type="float" office:value="22.650969" calcext:value-type="float">
            <text:p>22.65096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6.5625" calcext:value-type="float">
            <text:p>6.5625</text:p>
          </table:table-cell>
          <table:table-cell office:value-type="float" office:value="6.562798" calcext:value-type="float">
            <text:p>6.5627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.125" calcext:value-type="float">
            <text:p>2.12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2.961339" calcext:value-type="float">
            <text:p>2.96133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5.75" calcext:value-type="float">
            <text:p>5.75</text:p>
          </table:table-cell>
          <table:table-cell office:value-type="float" office:value="5.75034" calcext:value-type="float">
            <text:p>5.750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.0625" calcext:value-type="float">
            <text:p>-7.06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7.323443" calcext:value-type="float">
            <text:p>7.32344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5.1875" calcext:value-type="float">
            <text:p>-5.1875</text:p>
          </table:table-cell>
          <table:table-cell office:value-type="float" office:value="5.1875" calcext:value-type="float">
            <text:p>5.1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.375" calcext:value-type="float">
            <text:p>4.375</text:p>
          </table:table-cell>
          <table:table-cell office:value-type="float" office:value="-2" calcext:value-type="float">
            <text:p>-2</text:p>
          </table:table-cell>
          <table:table-cell office:value-type="float" office:value="4.81047" calcext:value-type="float">
            <text:p>4.810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4375" calcext:value-type="float">
            <text:p>3.4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.875" calcext:value-type="float">
            <text:p>11.875</text:p>
          </table:table-cell>
          <table:table-cell office:value-type="float" office:value="2" calcext:value-type="float">
            <text:p>2</text:p>
          </table:table-cell>
          <table:table-cell office:value-type="float" office:value="12.042243" calcext:value-type="float">
            <text:p>12.04224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18.875" calcext:value-type="float">
            <text:p>-18.875</text:p>
          </table:table-cell>
          <table:table-cell office:value-type="float" office:value="18.875103" calcext:value-type="float">
            <text:p>18.87510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.625" calcext:value-type="float">
            <text:p>8.625</text:p>
          </table:table-cell>
          <table:table-cell office:value-type="float" office:value="-2" calcext:value-type="float">
            <text:p>-2</text:p>
          </table:table-cell>
          <table:table-cell office:value-type="float" office:value="8.853848" calcext:value-type="float">
            <text:p>8.85384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1.25" calcext:value-type="float">
            <text:p>-1.25</text:p>
          </table:table-cell>
          <table:table-cell office:value-type="float" office:value="1.251562" calcext:value-type="float">
            <text:p>1.2515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2.015564" calcext:value-type="float">
            <text:p>2.0155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3.875" calcext:value-type="float">
            <text:p>-3.875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.4375" calcext:value-type="float">
            <text:p>-6.4375</text:p>
          </table:table-cell>
          <table:table-cell office:value-type="float" office:value="-2" calcext:value-type="float">
            <text:p>-2</text:p>
          </table:table-cell>
          <table:table-cell office:value-type="float" office:value="6.741024" calcext:value-type="float">
            <text:p>6.74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97642" calcext:value-type="float">
            <text:p>0.19764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2" calcext:value-type="float">
            <text:p>2</text:p>
          </table:table-cell>
          <table:table-cell office:value-type="float" office:value="2.000976" calcext:value-type="float">
            <text:p>2.0009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58.625" calcext:value-type="float">
            <text:p>-58.625</text:p>
          </table:table-cell>
          <table:table-cell office:value-type="float" office:value="58.625033" calcext:value-type="float">
            <text:p>58.62503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.8125" calcext:value-type="float">
            <text:p>2.8125</text:p>
          </table:table-cell>
          <table:table-cell office:value-type="float" office:value="-2" calcext:value-type="float">
            <text:p>-2</text:p>
          </table:table-cell>
          <table:table-cell office:value-type="float" office:value="3.451109" calcext:value-type="float">
            <text:p>3.45110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25" calcext:value-type="float">
            <text:p>1.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.4375" calcext:value-type="float">
            <text:p>-5.4375</text:p>
          </table:table-cell>
          <table:table-cell office:value-type="float" office:value="2" calcext:value-type="float">
            <text:p>2</text:p>
          </table:table-cell>
          <table:table-cell office:value-type="float" office:value="5.793652" calcext:value-type="float">
            <text:p>5.79365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.4375" calcext:value-type="float">
            <text:p>-1.4375</text:p>
          </table:table-cell>
          <table:table-cell office:value-type="float" office:value="1.4375" calcext:value-type="float">
            <text:p>1.4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.75" calcext:value-type="float">
            <text:p>0.75</text:p>
          </table:table-cell>
          <table:table-cell office:value-type="float" office:value="-2" calcext:value-type="float">
            <text:p>-2</text:p>
          </table:table-cell>
          <table:table-cell office:value-type="float" office:value="2.136001" calcext:value-type="float">
            <text:p>2.1360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9375" calcext:value-type="float">
            <text:p>-0.9375</text:p>
          </table:table-cell>
          <table:table-cell office:value-type="float" office:value="0.939581" calcext:value-type="float">
            <text:p>0.9395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4.031129" calcext:value-type="float">
            <text:p>4.0311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1.5625" calcext:value-type="float">
            <text:p>-1.5625</text:p>
          </table:table-cell>
          <table:table-cell office:value-type="float" office:value="1.56375" calcext:value-type="float">
            <text:p>1.56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25" calcext:value-type="float">
            <text:p>-0.25</text:p>
          </table:table-cell>
          <table:table-cell office:value-type="float" office:value="-2" calcext:value-type="float">
            <text:p>-2</text:p>
          </table:table-cell>
          <table:table-cell office:value-type="float" office:value="2.015564" calcext:value-type="float">
            <text:p>2.0155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625" calcext:value-type="float">
            <text:p>0.5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.4375" calcext:value-type="float">
            <text:p>-3.43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3.945924" calcext:value-type="float">
            <text:p>3.9459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7.9375" calcext:value-type="float">
            <text:p>-7.9375</text:p>
          </table:table-cell>
          <table:table-cell office:value-type="float" office:value="7.9375" calcext:value-type="float">
            <text:p>7.9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.4375" calcext:value-type="float">
            <text:p>24.4375</text:p>
          </table:table-cell>
          <table:table-cell office:value-type="float" office:value="-2" calcext:value-type="float">
            <text:p>-2</text:p>
          </table:table-cell>
          <table:table-cell office:value-type="float" office:value="24.519205" calcext:value-type="float">
            <text:p>24.51920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625" calcext:value-type="float">
            <text:p>0.5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875" calcext:value-type="float">
            <text:p>-0.875</text:p>
          </table:table-cell>
          <table:table-cell office:value-type="float" office:value="2" calcext:value-type="float">
            <text:p>2</text:p>
          </table:table-cell>
          <table:table-cell office:value-type="float" office:value="2.183031" calcext:value-type="float">
            <text:p>2.18303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4.5625" calcext:value-type="float">
            <text:p>4.5625</text:p>
          </table:table-cell>
          <table:table-cell office:value-type="float" office:value="4.562928" calcext:value-type="float">
            <text:p>4.56292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.5" calcext:value-type="float">
            <text:p>21.5</text:p>
          </table:table-cell>
          <table:table-cell office:value-type="float" office:value="-2" calcext:value-type="float">
            <text:p>-2</text:p>
          </table:table-cell>
          <table:table-cell office:value-type="float" office:value="21.592823" calcext:value-type="float">
            <text:p>21.5928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8.5625" calcext:value-type="float">
            <text:p>-8.5625</text:p>
          </table:table-cell>
          <table:table-cell office:value-type="float" office:value="8.562728" calcext:value-type="float">
            <text:p>8.56272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.75" calcext:value-type="float">
            <text:p>9.75</text:p>
          </table:table-cell>
          <table:table-cell office:value-type="float" office:value="2" calcext:value-type="float">
            <text:p>2</text:p>
          </table:table-cell>
          <table:table-cell office:value-type="float" office:value="9.953015" calcext:value-type="float">
            <text:p>9.95301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2.4375" calcext:value-type="float">
            <text:p>2.4375</text:p>
          </table:table-cell>
          <table:table-cell office:value-type="float" office:value="2.438301" calcext:value-type="float">
            <text:p>2.4383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.125" calcext:value-type="float">
            <text:p>-18.125</text:p>
          </table:table-cell>
          <table:table-cell office:value-type="float" office:value="-2" calcext:value-type="float">
            <text:p>-2</text:p>
          </table:table-cell>
          <table:table-cell office:value-type="float" office:value="18.235011" calcext:value-type="float">
            <text:p>18.23501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3.25" calcext:value-type="float">
            <text:p>-3.25</text:p>
          </table:table-cell>
          <table:table-cell office:value-type="float" office:value="3.250601" calcext:value-type="float">
            <text:p>3.2506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.0625" calcext:value-type="float">
            <text:p>-5.0625</text:p>
          </table:table-cell>
          <table:table-cell office:value-type="float" office:value="2" calcext:value-type="float">
            <text:p>2</text:p>
          </table:table-cell>
          <table:table-cell office:value-type="float" office:value="5.443244" calcext:value-type="float">
            <text:p>5.4432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.0625" calcext:value-type="float">
            <text:p>7.0625</text:p>
          </table:table-cell>
          <table:table-cell office:value-type="float" office:value="-2" calcext:value-type="float">
            <text:p>-2</text:p>
          </table:table-cell>
          <table:table-cell office:value-type="float" office:value="7.340225" calcext:value-type="float">
            <text:p>7.3402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6.3125" calcext:value-type="float">
            <text:p>-6.3125</text:p>
          </table:table-cell>
          <table:table-cell office:value-type="float" office:value="6.3125" calcext:value-type="float">
            <text:p>6.3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.25" calcext:value-type="float">
            <text:p>4.25</text:p>
          </table:table-cell>
          <table:table-cell office:value-type="float" office:value="2" calcext:value-type="float">
            <text:p>2</text:p>
          </table:table-cell>
          <table:table-cell office:value-type="float" office:value="4.697074" calcext:value-type="float">
            <text:p>4.6970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.625" calcext:value-type="float">
            <text:p>-1.625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.625" calcext:value-type="float">
            <text:p>0.625</text:p>
          </table:table-cell>
          <table:table-cell office:value-type="float" office:value="-2" calcext:value-type="float">
            <text:p>-2</text:p>
          </table:table-cell>
          <table:table-cell office:value-type="float" office:value="2.095382" calcext:value-type="float">
            <text:p>2.0953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18.5" calcext:value-type="float">
            <text:p>-18.5</text:p>
          </table:table-cell>
          <table:table-cell office:value-type="float" office:value="18.500106" calcext:value-type="float">
            <text:p>18.5001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.125" calcext:value-type="float">
            <text:p>-3.125</text:p>
          </table:table-cell>
          <table:table-cell office:value-type="float" office:value="2" calcext:value-type="float">
            <text:p>2</text:p>
          </table:table-cell>
          <table:table-cell office:value-type="float" office:value="3.710206" calcext:value-type="float">
            <text:p>3.7102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2.3125" calcext:value-type="float">
            <text:p>2.3125</text:p>
          </table:table-cell>
          <table:table-cell office:value-type="float" office:value="2.313344" calcext:value-type="float">
            <text:p>2.3133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.125" calcext:value-type="float">
            <text:p>-14.125</text:p>
          </table:table-cell>
          <table:table-cell office:value-type="float" office:value="-2" calcext:value-type="float">
            <text:p>-2</text:p>
          </table:table-cell>
          <table:table-cell office:value-type="float" office:value="14.26589" calcext:value-type="float">
            <text:p>14.265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832.3125" calcext:value-type="float">
            <text:p>-832.3125</text:p>
          </table:table-cell>
          <table:table-cell office:value-type="float" office:value="832.312502" calcext:value-type="float">
            <text:p>832.31250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.375" calcext:value-type="float">
            <text:p>-7.375</text:p>
          </table:table-cell>
          <table:table-cell office:value-type="float" office:value="2" calcext:value-type="float">
            <text:p>2</text:p>
          </table:table-cell>
          <table:table-cell office:value-type="float" office:value="7.641376" calcext:value-type="float">
            <text:p>7.6413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6875" calcext:value-type="float">
            <text:p>5.6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.375" calcext:value-type="float">
            <text:p>-5.375</text:p>
          </table:table-cell>
          <table:table-cell office:value-type="float" office:value="-2" calcext:value-type="float">
            <text:p>-2</text:p>
          </table:table-cell>
          <table:table-cell office:value-type="float" office:value="5.735035" calcext:value-type="float">
            <text:p>5.73503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.25" calcext:value-type="float">
            <text:p>19.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.9375" calcext:value-type="float">
            <text:p>14.9375</text:p>
          </table:table-cell>
          <table:table-cell office:value-type="float" office:value="2" calcext:value-type="float">
            <text:p>2</text:p>
          </table:table-cell>
          <table:table-cell office:value-type="float" office:value="15.070796" calcext:value-type="float">
            <text:p>15.0707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1.25" calcext:value-type="float">
            <text:p>1.25</text:p>
          </table:table-cell>
          <table:table-cell office:value-type="float" office:value="1.251562" calcext:value-type="float">
            <text:p>1.2515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.3125" calcext:value-type="float">
            <text:p>1.312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2.444701" calcext:value-type="float">
            <text:p>2.4447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.875" calcext:value-type="float">
            <text:p>10.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.75" calcext:value-type="float">
            <text:p>-19.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19.844808" calcext:value-type="float">
            <text:p>19.84480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.625" calcext:value-type="float">
            <text:p>-1.625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.1875" calcext:value-type="float">
            <text:p>-2.1875</text:p>
          </table:table-cell>
          <table:table-cell office:value-type="float" office:value="-2" calcext:value-type="float">
            <text:p>-2</text:p>
          </table:table-cell>
          <table:table-cell office:value-type="float" office:value="2.963976" calcext:value-type="float">
            <text:p>2.9639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18.375" calcext:value-type="float">
            <text:p>-18.375</text:p>
          </table:table-cell>
          <table:table-cell office:value-type="float" office:value="18.375106" calcext:value-type="float">
            <text:p>18.3751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.5625" calcext:value-type="float">
            <text:p>-15.56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15.682644" calcext:value-type="float">
            <text:p>15.6826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0.318689" calcext:value-type="float">
            <text:p>0.3186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.25" calcext:value-type="float">
            <text:p>-3.25</text:p>
          </table:table-cell>
          <table:table-cell office:value-type="float" office:value="-2" calcext:value-type="float">
            <text:p>-2</text:p>
          </table:table-cell>
          <table:table-cell office:value-type="float" office:value="3.816084" calcext:value-type="float">
            <text:p>3.8160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5.5625" calcext:value-type="float">
            <text:p>5.5625</text:p>
          </table:table-cell>
          <table:table-cell office:value-type="float" office:value="5.562851" calcext:value-type="float">
            <text:p>5.56285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6" calcext:value-type="float">
            <text:p>-76</text:p>
          </table:table-cell>
          <table:table-cell office:value-type="float" office:value="2" calcext:value-type="float">
            <text:p>2</text:p>
          </table:table-cell>
          <table:table-cell office:value-type="float" office:value="76.026311" calcext:value-type="float">
            <text:p>76.02631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.25" calcext:value-type="float">
            <text:p>5.25</text:p>
          </table:table-cell>
          <table:table-cell office:value-type="float" office:value="-2" calcext:value-type="float">
            <text:p>-2</text:p>
          </table:table-cell>
          <table:table-cell office:value-type="float" office:value="5.618051" calcext:value-type="float">
            <text:p>5.61805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4.375" calcext:value-type="float">
            <text:p>-4.375</text:p>
          </table:table-cell>
          <table:table-cell office:value-type="float" office:value="4.375" calcext:value-type="float">
            <text:p>4.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.875" calcext:value-type="float">
            <text:p>59.875</text:p>
          </table:table-cell>
          <table:table-cell office:value-type="float" office:value="2" calcext:value-type="float">
            <text:p>2</text:p>
          </table:table-cell>
          <table:table-cell office:value-type="float" office:value="59.908394" calcext:value-type="float">
            <text:p>59.9083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6.25" calcext:value-type="float">
            <text:p>-6.25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.5625" calcext:value-type="float">
            <text:p>-2.5625</text:p>
          </table:table-cell>
          <table:table-cell office:value-type="float" office:value="-2" calcext:value-type="float">
            <text:p>-2</text:p>
          </table:table-cell>
          <table:table-cell office:value-type="float" office:value="3.250601" calcext:value-type="float">
            <text:p>3.2506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3.0625" calcext:value-type="float">
            <text:p>-3.0625</text:p>
          </table:table-cell>
          <table:table-cell office:value-type="float" office:value="3.0625" calcext:value-type="float">
            <text:p>3.0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25" calcext:value-type="float">
            <text:p>-0.25</text:p>
          </table:table-cell>
          <table:table-cell office:value-type="float" office:value="2" calcext:value-type="float">
            <text:p>2</text:p>
          </table:table-cell>
          <table:table-cell office:value-type="float" office:value="2.015564" calcext:value-type="float">
            <text:p>2.0155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0625" calcext:value-type="float">
            <text:p>7.0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-2" calcext:value-type="float">
            <text:p>-2</text:p>
          </table:table-cell>
          <table:table-cell office:value-type="float" office:value="2.15874" calcext:value-type="float">
            <text:p>2.158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0625" calcext:value-type="float">
            <text:p>2.0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.125" calcext:value-type="float">
            <text:p>10.1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10.308711" calcext:value-type="float">
            <text:p>10.30871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.75" calcext:value-type="float">
            <text:p>8.7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8.989795" calcext:value-type="float">
            <text:p>8.9897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75" calcext:value-type="float">
            <text:p>1.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.8125" calcext:value-type="float">
            <text:p>-4.8125</text:p>
          </table:table-cell>
          <table:table-cell office:value-type="float" office:value="2" calcext:value-type="float">
            <text:p>2</text:p>
          </table:table-cell>
          <table:table-cell office:value-type="float" office:value="5.211541" calcext:value-type="float">
            <text:p>5.2115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.6875" calcext:value-type="float">
            <text:p>1.6875</text:p>
          </table:table-cell>
          <table:table-cell office:value-type="float" office:value="-2" calcext:value-type="float">
            <text:p>-2</text:p>
          </table:table-cell>
          <table:table-cell office:value-type="float" office:value="2.616803" calcext:value-type="float">
            <text:p>2.61680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.1875" calcext:value-type="float">
            <text:p>8.1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.9375" calcext:value-type="float">
            <text:p>-1.9375</text:p>
          </table:table-cell>
          <table:table-cell office:value-type="float" office:value="2" calcext:value-type="float">
            <text:p>2</text:p>
          </table:table-cell>
          <table:table-cell office:value-type="float" office:value="2.784584" calcext:value-type="float">
            <text:p>2.7845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7.25" calcext:value-type="float">
            <text:p>-7.25</text:p>
          </table:table-cell>
          <table:table-cell office:value-type="float" office:value="7.25" calcext:value-type="float">
            <text:p>7.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.4375" calcext:value-type="float">
            <text:p>11.437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11.621975" calcext:value-type="float">
            <text:p>11.6219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3.9375" calcext:value-type="float">
            <text:p>-3.9375</text:p>
          </table:table-cell>
          <table:table-cell office:value-type="float" office:value="3.9375" calcext:value-type="float">
            <text:p>3.9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.4375" calcext:value-type="float">
            <text:p>9.43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9.63433" calcext:value-type="float">
            <text:p>9.6343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.8125" calcext:value-type="float">
            <text:p>33.8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.9375" calcext:value-type="float">
            <text:p>0.9375</text:p>
          </table:table-cell>
          <table:table-cell office:value-type="float" office:value="-2" calcext:value-type="float">
            <text:p>-2</text:p>
          </table:table-cell>
          <table:table-cell office:value-type="float" office:value="2.208825" calcext:value-type="float">
            <text:p>2.2088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.125" calcext:value-type="float">
            <text:p>-4.125</text:p>
          </table:table-cell>
          <table:table-cell office:value-type="float" office:value="2" calcext:value-type="float">
            <text:p>2</text:p>
          </table:table-cell>
          <table:table-cell office:value-type="float" office:value="4.58428" calcext:value-type="float">
            <text:p>4.5842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27.3125" calcext:value-type="float">
            <text:p>-27.3125</text:p>
          </table:table-cell>
          <table:table-cell office:value-type="float" office:value="27.312572" calcext:value-type="float">
            <text:p>27.3125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.5625" calcext:value-type="float">
            <text:p>-11.562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11.745012" calcext:value-type="float">
            <text:p>11.7450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.3125" calcext:value-type="float">
            <text:p>-6.3125</text:p>
          </table:table-cell>
          <table:table-cell office:value-type="float" office:value="2" calcext:value-type="float">
            <text:p>2</text:p>
          </table:table-cell>
          <table:table-cell office:value-type="float" office:value="6.621756" calcext:value-type="float">
            <text:p>6.6217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5.5625" calcext:value-type="float">
            <text:p>-5.5625</text:p>
          </table:table-cell>
          <table:table-cell office:value-type="float" office:value="5.5625" calcext:value-type="float">
            <text:p>5.5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.5625" calcext:value-type="float">
            <text:p>24.5625</text:p>
          </table:table-cell>
          <table:table-cell office:value-type="float" office:value="-2" calcext:value-type="float">
            <text:p>-2</text:p>
          </table:table-cell>
          <table:table-cell office:value-type="float" office:value="24.64379" calcext:value-type="float">
            <text:p>24.643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.5625" calcext:value-type="float">
            <text:p>-1.5625</text:p>
          </table:table-cell>
          <table:table-cell office:value-type="float" office:value="1.5625" calcext:value-type="float">
            <text:p>1.5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.3125" calcext:value-type="float">
            <text:p>2.3125</text:p>
          </table:table-cell>
          <table:table-cell office:value-type="float" office:value="2" calcext:value-type="float">
            <text:p>2</text:p>
          </table:table-cell>
          <table:table-cell office:value-type="float" office:value="3.057394" calcext:value-type="float">
            <text:p>3.0573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.25" calcext:value-type="float">
            <text:p>-49.25</text:p>
          </table:table-cell>
          <table:table-cell office:value-type="float" office:value="-2" calcext:value-type="float">
            <text:p>-2</text:p>
          </table:table-cell>
          <table:table-cell office:value-type="float" office:value="49.290592" calcext:value-type="float">
            <text:p>49.2905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4375" calcext:value-type="float">
            <text:p>3.4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2" calcext:value-type="float">
            <text:p>2</text:p>
          </table:table-cell>
          <table:table-cell office:value-type="float" office:value="2.872961" calcext:value-type="float">
            <text:p>2.8729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8.625" calcext:value-type="float">
            <text:p>-8.625</text:p>
          </table:table-cell>
          <table:table-cell office:value-type="float" office:value="8.625" calcext:value-type="float">
            <text:p>8.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.6875" calcext:value-type="float">
            <text:p>-3.6875</text:p>
          </table:table-cell>
          <table:table-cell office:value-type="float" office:value="-2" calcext:value-type="float">
            <text:p>-2</text:p>
          </table:table-cell>
          <table:table-cell office:value-type="float" office:value="4.194956" calcext:value-type="float">
            <text:p>4.19495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.375" calcext:value-type="float">
            <text:p>-1.3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2.375822" calcext:value-type="float">
            <text:p>2.37582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4.0625" calcext:value-type="float">
            <text:p>4.0625</text:p>
          </table:table-cell>
          <table:table-cell office:value-type="float" office:value="4.062981" calcext:value-type="float">
            <text:p>4.0629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.75" calcext:value-type="float">
            <text:p>0.75</text:p>
          </table:table-cell>
          <table:table-cell office:value-type="float" office:value="-2" calcext:value-type="float">
            <text:p>-2</text:p>
          </table:table-cell>
          <table:table-cell office:value-type="float" office:value="2.136001" calcext:value-type="float">
            <text:p>2.1360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3.8125" calcext:value-type="float">
            <text:p>-3.8125</text:p>
          </table:table-cell>
          <table:table-cell office:value-type="float" office:value="3.813012" calcext:value-type="float">
            <text:p>3.8130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.25" calcext:value-type="float">
            <text:p>5.25</text:p>
          </table:table-cell>
          <table:table-cell office:value-type="float" office:value="2" calcext:value-type="float">
            <text:p>2</text:p>
          </table:table-cell>
          <table:table-cell office:value-type="float" office:value="5.618051" calcext:value-type="float">
            <text:p>5.61805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.625" calcext:value-type="float">
            <text:p>-2.625</text:p>
          </table:table-cell>
          <table:table-cell office:value-type="float" office:value="-2" calcext:value-type="float">
            <text:p>-2</text:p>
          </table:table-cell>
          <table:table-cell office:value-type="float" office:value="3.300095" calcext:value-type="float">
            <text:p>3.3000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1.25" calcext:value-type="float">
            <text:p>-21.25</text:p>
          </table:table-cell>
          <table:table-cell office:value-type="float" office:value="21.25" calcext:value-type="float">
            <text:p>21.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2.061553" calcext:value-type="float">
            <text:p>2.0615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125" calcext:value-type="float">
            <text:p>1.3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.625" calcext:value-type="float">
            <text:p>0.62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2.155117" calcext:value-type="float">
            <text:p>2.1551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52.8125" calcext:value-type="float">
            <text:p>-52.8125</text:p>
          </table:table-cell>
          <table:table-cell office:value-type="float" office:value="52.812537" calcext:value-type="float">
            <text:p>52.8125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.25" calcext:value-type="float">
            <text:p>-1.25</text:p>
          </table:table-cell>
          <table:table-cell office:value-type="float" office:value="2" calcext:value-type="float">
            <text:p>2</text:p>
          </table:table-cell>
          <table:table-cell office:value-type="float" office:value="2.358495" calcext:value-type="float">
            <text:p>2.3584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1.3125" calcext:value-type="float">
            <text:p>1.3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.125" calcext:value-type="float">
            <text:p>1.125</text:p>
          </table:table-cell>
          <table:table-cell office:value-type="float" office:value="-2" calcext:value-type="float">
            <text:p>-2</text:p>
          </table:table-cell>
          <table:table-cell office:value-type="float" office:value="2.294695" calcext:value-type="float">
            <text:p>2.2946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1.125" calcext:value-type="float">
            <text:p>-11.125</text:p>
          </table:table-cell>
          <table:table-cell office:value-type="float" office:value="11.125" calcext:value-type="float">
            <text:p>11.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.625" calcext:value-type="float">
            <text:p>-4.625</text:p>
          </table:table-cell>
          <table:table-cell office:value-type="float" office:value="2" calcext:value-type="float">
            <text:p>2</text:p>
          </table:table-cell>
          <table:table-cell office:value-type="float" office:value="5.038911" calcext:value-type="float">
            <text:p>5.03891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.0625" calcext:value-type="float">
            <text:p>-1.0625</text:p>
          </table:table-cell>
          <table:table-cell office:value-type="float" office:value="1.0625" calcext:value-type="float">
            <text:p>1.0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.6875" calcext:value-type="float">
            <text:p>-6.6875</text:p>
          </table:table-cell>
          <table:table-cell office:value-type="float" office:value="-2" calcext:value-type="float">
            <text:p>-2</text:p>
          </table:table-cell>
          <table:table-cell office:value-type="float" office:value="6.980162" calcext:value-type="float">
            <text:p>6.9801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2.5" calcext:value-type="float">
            <text:p>-2.5</text:p>
          </table:table-cell>
          <table:table-cell office:value-type="float" office:value="2.500781" calcext:value-type="float">
            <text:p>2.50078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2.100967" calcext:value-type="float">
            <text:p>2.10096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.8125" calcext:value-type="float">
            <text:p>10.8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.9375" calcext:value-type="float">
            <text:p>-6.9375</text:p>
          </table:table-cell>
          <table:table-cell office:value-type="float" office:value="-2" calcext:value-type="float">
            <text:p>-2</text:p>
          </table:table-cell>
          <table:table-cell office:value-type="float" office:value="7.220035" calcext:value-type="float">
            <text:p>7.22003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1.125" calcext:value-type="float">
            <text:p>-11.125</text:p>
          </table:table-cell>
          <table:table-cell office:value-type="float" office:value="11.125" calcext:value-type="float">
            <text:p>11.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.1875" calcext:value-type="float">
            <text:p>2.1875</text:p>
          </table:table-cell>
          <table:table-cell office:value-type="float" office:value="2" calcext:value-type="float">
            <text:p>2</text:p>
          </table:table-cell>
          <table:table-cell office:value-type="float" office:value="2.963976" calcext:value-type="float">
            <text:p>2.9639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2.125" calcext:value-type="float">
            <text:p>-2.125</text:p>
          </table:table-cell>
          <table:table-cell office:value-type="float" office:value="2.125919" calcext:value-type="float">
            <text:p>2.12591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2" calcext:value-type="float">
            <text:p>-2</text:p>
          </table:table-cell>
          <table:table-cell office:value-type="float" office:value="2.000976" calcext:value-type="float">
            <text:p>2.0009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8.75" calcext:value-type="float">
            <text:p>8.75</text:p>
          </table:table-cell>
          <table:table-cell office:value-type="float" office:value="8.750223" calcext:value-type="float">
            <text:p>8.7502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.6875" calcext:value-type="float">
            <text:p>-19.6875</text:p>
          </table:table-cell>
          <table:table-cell office:value-type="float" office:value="2" calcext:value-type="float">
            <text:p>2</text:p>
          </table:table-cell>
          <table:table-cell office:value-type="float" office:value="19.788827" calcext:value-type="float">
            <text:p>19.7888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1875" calcext:value-type="float">
            <text:p>1.1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.1875" calcext:value-type="float">
            <text:p>3.1875</text:p>
          </table:table-cell>
          <table:table-cell office:value-type="float" office:value="-2" calcext:value-type="float">
            <text:p>-2</text:p>
          </table:table-cell>
          <table:table-cell office:value-type="float" office:value="3.762998" calcext:value-type="float">
            <text:p>3.7629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.375" calcext:value-type="float">
            <text:p>-1.375</text:p>
          </table:table-cell>
          <table:table-cell office:value-type="float" office:value="1.375" calcext:value-type="float">
            <text:p>1.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.375" calcext:value-type="float">
            <text:p>33.375</text:p>
          </table:table-cell>
          <table:table-cell office:value-type="float" office:value="2" calcext:value-type="float">
            <text:p>2</text:p>
          </table:table-cell>
          <table:table-cell office:value-type="float" office:value="33.434871" calcext:value-type="float">
            <text:p>33.4348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.25" calcext:value-type="float">
            <text:p>-4.25</text:p>
          </table:table-cell>
          <table:table-cell office:value-type="float" office:value="-2" calcext:value-type="float">
            <text:p>-2</text:p>
          </table:table-cell>
          <table:table-cell office:value-type="float" office:value="4.697074" calcext:value-type="float">
            <text:p>4.6970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9.6875" calcext:value-type="float">
            <text:p>-9.6875</text:p>
          </table:table-cell>
          <table:table-cell office:value-type="float" office:value="9.6875" calcext:value-type="float">
            <text:p>9.6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1.0625" calcext:value-type="float">
            <text:p>41.0625</text:p>
          </table:table-cell>
          <table:table-cell office:value-type="float" office:value="2" calcext:value-type="float">
            <text:p>2</text:p>
          </table:table-cell>
          <table:table-cell office:value-type="float" office:value="41.111177" calcext:value-type="float">
            <text:p>41.11117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8.9375" calcext:value-type="float">
            <text:p>-8.9375</text:p>
          </table:table-cell>
          <table:table-cell office:value-type="float" office:value="8.9375" calcext:value-type="float">
            <text:p>8.9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.0625" calcext:value-type="float">
            <text:p>1.0625</text:p>
          </table:table-cell>
          <table:table-cell office:value-type="float" office:value="-2" calcext:value-type="float">
            <text:p>-2</text:p>
          </table:table-cell>
          <table:table-cell office:value-type="float" office:value="2.264709" calcext:value-type="float">
            <text:p>2.26470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75" calcext:value-type="float">
            <text:p>2.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375" calcext:value-type="float">
            <text:p>-0.375</text:p>
          </table:table-cell>
          <table:table-cell office:value-type="float" office:value="2" calcext:value-type="float">
            <text:p>2</text:p>
          </table:table-cell>
          <table:table-cell office:value-type="float" office:value="2.034853" calcext:value-type="float">
            <text:p>2.0348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.125" calcext:value-type="float">
            <text:p>8.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.0625" calcext:value-type="float">
            <text:p>4.062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4.556074" calcext:value-type="float">
            <text:p>4.5560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0.875" calcext:value-type="float">
            <text:p>-0.875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.3125" calcext:value-type="float">
            <text:p>4.3125</text:p>
          </table:table-cell>
          <table:table-cell office:value-type="float" office:value="2" calcext:value-type="float">
            <text:p>2</text:p>
          </table:table-cell>
          <table:table-cell office:value-type="float" office:value="4.753699" calcext:value-type="float">
            <text:p>4.7536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32.75" calcext:value-type="float">
            <text:p>-32.75</text:p>
          </table:table-cell>
          <table:table-cell office:value-type="float" office:value="32.75006" calcext:value-type="float">
            <text:p>32.750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.25" calcext:value-type="float">
            <text:p>-2.25</text:p>
          </table:table-cell>
          <table:table-cell office:value-type="float" office:value="-2" calcext:value-type="float">
            <text:p>-2</text:p>
          </table:table-cell>
          <table:table-cell office:value-type="float" office:value="3.010399" calcext:value-type="float">
            <text:p>3.0103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2.75" calcext:value-type="float">
            <text:p>-2.75</text:p>
          </table:table-cell>
          <table:table-cell office:value-type="float" office:value="2.75071" calcext:value-type="float">
            <text:p>2.750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float" office:value="9.708244" calcext:value-type="float">
            <text:p>9.7082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82.375" calcext:value-type="float">
            <text:p>-82.375</text:p>
          </table:table-cell>
          <table:table-cell office:value-type="float" office:value="82.375024" calcext:value-type="float">
            <text:p>82.375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.3125" calcext:value-type="float">
            <text:p>7.312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7.5978" calcext:value-type="float">
            <text:p>7.597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4375" calcext:value-type="float">
            <text:p>4.4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.3125" calcext:value-type="float">
            <text:p>-9.3125</text:p>
          </table:table-cell>
          <table:table-cell office:value-type="float" office:value="2" calcext:value-type="float">
            <text:p>2</text:p>
          </table:table-cell>
          <table:table-cell office:value-type="float" office:value="9.524844" calcext:value-type="float">
            <text:p>9.5248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6875" calcext:value-type="float">
            <text:p>7.6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.5625" calcext:value-type="float">
            <text:p>12.5625</text:p>
          </table:table-cell>
          <table:table-cell office:value-type="float" office:value="-2" calcext:value-type="float">
            <text:p>-2</text:p>
          </table:table-cell>
          <table:table-cell office:value-type="float" office:value="12.720708" calcext:value-type="float">
            <text:p>12.72070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.3125" calcext:value-type="float">
            <text:p>6.3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.625" calcext:value-type="float">
            <text:p>4.625</text:p>
          </table:table-cell>
          <table:table-cell office:value-type="float" office:value="2" calcext:value-type="float">
            <text:p>2</text:p>
          </table:table-cell>
          <table:table-cell office:value-type="float" office:value="5.038911" calcext:value-type="float">
            <text:p>5.03891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12.375" calcext:value-type="float">
            <text:p>12.375</text:p>
          </table:table-cell>
          <table:table-cell office:value-type="float" office:value="12.375158" calcext:value-type="float">
            <text:p>12.37515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.9375" calcext:value-type="float">
            <text:p>11.9375</text:p>
          </table:table-cell>
          <table:table-cell office:value-type="float" office:value="-2" calcext:value-type="float">
            <text:p>-2</text:p>
          </table:table-cell>
          <table:table-cell office:value-type="float" office:value="12.10388" calcext:value-type="float">
            <text:p>12.103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.6875" calcext:value-type="float">
            <text:p>-2.6875</text:p>
          </table:table-cell>
          <table:table-cell office:value-type="float" office:value="2.6875" calcext:value-type="float">
            <text:p>2.6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.375" calcext:value-type="float">
            <text:p>1.3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2.375822" calcext:value-type="float">
            <text:p>2.37582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4.5625" calcext:value-type="float">
            <text:p>-4.5625</text:p>
          </table:table-cell>
          <table:table-cell office:value-type="float" office:value="4.5625" calcext:value-type="float">
            <text:p>4.5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125" calcext:value-type="float">
            <text:p>-0.125</text:p>
          </table:table-cell>
          <table:table-cell office:value-type="float" office:value="-2" calcext:value-type="float">
            <text:p>-2</text:p>
          </table:table-cell>
          <table:table-cell office:value-type="float" office:value="2.003902" calcext:value-type="float">
            <text:p>2.00390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1.9375" calcext:value-type="float">
            <text:p>1.9375</text:p>
          </table:table-cell>
          <table:table-cell office:value-type="float" office:value="2.784584" calcext:value-type="float">
            <text:p>2.7845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1.0625" calcext:value-type="float">
            <text:p>1.0625</text:p>
          </table:table-cell>
          <table:table-cell office:value-type="float" office:value="1.064337" calcext:value-type="float">
            <text:p>1.06433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.1875" calcext:value-type="float">
            <text:p>33.187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33.251527" calcext:value-type="float">
            <text:p>33.2515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.625" calcext:value-type="float">
            <text:p>-1.6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2.528741" calcext:value-type="float">
            <text:p>2.5287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10.3125" calcext:value-type="float">
            <text:p>-10.3125</text:p>
          </table:table-cell>
          <table:table-cell office:value-type="float" office:value="10.312689" calcext:value-type="float">
            <text:p>10.3126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.25" calcext:value-type="float">
            <text:p>5.2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5.640603" calcext:value-type="float">
            <text:p>5.64060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65962" calcext:value-type="float">
            <text:p>0.5659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.8125" calcext:value-type="float">
            <text:p>-9.81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10.001953" calcext:value-type="float">
            <text:p>10.0019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2.4375" calcext:value-type="float">
            <text:p>-2.4375</text:p>
          </table:table-cell>
          <table:table-cell office:value-type="float" office:value="2.438301" calcext:value-type="float">
            <text:p>2.4383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.0625" calcext:value-type="float">
            <text:p>-5.0625</text:p>
          </table:table-cell>
          <table:table-cell office:value-type="float" office:value="-2" calcext:value-type="float">
            <text:p>-2</text:p>
          </table:table-cell>
          <table:table-cell office:value-type="float" office:value="5.443244" calcext:value-type="float">
            <text:p>5.4432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7.3125" calcext:value-type="float">
            <text:p>7.3125</text:p>
          </table:table-cell>
          <table:table-cell office:value-type="float" office:value="7.312767" calcext:value-type="float">
            <text:p>7.31276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.75" calcext:value-type="float">
            <text:p>6.75</text:p>
          </table:table-cell>
          <table:table-cell office:value-type="float" office:value="2" calcext:value-type="float">
            <text:p>2</text:p>
          </table:table-cell>
          <table:table-cell office:value-type="float" office:value="7.040064" calcext:value-type="float">
            <text:p>7.0400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.4375" calcext:value-type="float">
            <text:p>6.4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.375" calcext:value-type="float">
            <text:p>-12.375</text:p>
          </table:table-cell>
          <table:table-cell office:value-type="float" office:value="-2" calcext:value-type="float">
            <text:p>-2</text:p>
          </table:table-cell>
          <table:table-cell office:value-type="float" office:value="12.535574" calcext:value-type="float">
            <text:p>12.5355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17.5625" calcext:value-type="float">
            <text:p>-17.5625</text:p>
          </table:table-cell>
          <table:table-cell office:value-type="float" office:value="17.562611" calcext:value-type="float">
            <text:p>17.56261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.5" calcext:value-type="float">
            <text:p>-2.5</text:p>
          </table:table-cell>
          <table:table-cell office:value-type="float" office:value="2" calcext:value-type="float">
            <text:p>2</text:p>
          </table:table-cell>
          <table:table-cell office:value-type="float" office:value="3.201562" calcext:value-type="float">
            <text:p>3.20156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6.1875" calcext:value-type="float">
            <text:p>-6.1875</text:p>
          </table:table-cell>
          <table:table-cell office:value-type="float" office:value="6.187816" calcext:value-type="float">
            <text:p>6.1878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.375" calcext:value-type="float">
            <text:p>12.37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12.545698" calcext:value-type="float">
            <text:p>12.5456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23.125" calcext:value-type="float">
            <text:p>-23.125</text:p>
          </table:table-cell>
          <table:table-cell office:value-type="float" office:value="23.125084" calcext:value-type="float">
            <text:p>23.1250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.125" calcext:value-type="float">
            <text:p>-4.125</text:p>
          </table:table-cell>
          <table:table-cell office:value-type="float" office:value="2" calcext:value-type="float">
            <text:p>2</text:p>
          </table:table-cell>
          <table:table-cell office:value-type="float" office:value="4.58428" calcext:value-type="float">
            <text:p>4.5842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.0625" calcext:value-type="float">
            <text:p>-4.0625</text:p>
          </table:table-cell>
          <table:table-cell office:value-type="float" office:value="-2" calcext:value-type="float">
            <text:p>-2</text:p>
          </table:table-cell>
          <table:table-cell office:value-type="float" office:value="4.528124" calcext:value-type="float">
            <text:p>4.5281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.0625" calcext:value-type="float">
            <text:p>23.0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.375" calcext:value-type="float">
            <text:p>12.375</text:p>
          </table:table-cell>
          <table:table-cell office:value-type="float" office:value="2" calcext:value-type="float">
            <text:p>2</text:p>
          </table:table-cell>
          <table:table-cell office:value-type="float" office:value="12.535574" calcext:value-type="float">
            <text:p>12.5355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.125" calcext:value-type="float">
            <text:p>6.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.4375" calcext:value-type="float">
            <text:p>-2.4375</text:p>
          </table:table-cell>
          <table:table-cell office:value-type="float" office:value="-2" calcext:value-type="float">
            <text:p>-2</text:p>
          </table:table-cell>
          <table:table-cell office:value-type="float" office:value="3.153" calcext:value-type="float">
            <text:p>3.1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.5" calcext:value-type="float">
            <text:p>17.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2.375" calcext:value-type="float">
            <text:p>-12.375</text:p>
          </table:table-cell>
          <table:table-cell office:value-type="float" office:value="2" calcext:value-type="float">
            <text:p>2</text:p>
          </table:table-cell>
          <table:table-cell office:value-type="float" office:value="12.535574" calcext:value-type="float">
            <text:p>12.5355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.8125" calcext:value-type="float">
            <text:p>6.812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7.117869" calcext:value-type="float">
            <text:p>7.11786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7.3125" calcext:value-type="float">
            <text:p>-7.3125</text:p>
          </table:table-cell>
          <table:table-cell office:value-type="float" office:value="7.3125" calcext:value-type="float">
            <text:p>7.3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.9375" calcext:value-type="float">
            <text:p>-4.9375</text:p>
          </table:table-cell>
          <table:table-cell office:value-type="float" office:value="2" calcext:value-type="float">
            <text:p>2</text:p>
          </table:table-cell>
          <table:table-cell office:value-type="float" office:value="5.327186" calcext:value-type="float">
            <text:p>5.32718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.75" calcext:value-type="float">
            <text:p>-9.75</text:p>
          </table:table-cell>
          <table:table-cell office:value-type="float" office:value="-2" calcext:value-type="float">
            <text:p>-2</text:p>
          </table:table-cell>
          <table:table-cell office:value-type="float" office:value="9.953015" calcext:value-type="float">
            <text:p>9.95301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0.5625" calcext:value-type="float">
            <text:p>-0.5625</text:p>
          </table:table-cell>
          <table:table-cell office:value-type="float" office:value="0.5625" calcext:value-type="float">
            <text:p>0.5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.3125" calcext:value-type="float">
            <text:p>5.3125</text:p>
          </table:table-cell>
          <table:table-cell office:value-type="float" office:value="2" calcext:value-type="float">
            <text:p>2</text:p>
          </table:table-cell>
          <table:table-cell office:value-type="float" office:value="5.6765" calcext:value-type="float">
            <text:p>5.676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.25" calcext:value-type="float">
            <text:p>10.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.625" calcext:value-type="float">
            <text:p>-1.625</text:p>
          </table:table-cell>
          <table:table-cell office:value-type="float" office:value="-2" calcext:value-type="float">
            <text:p>-2</text:p>
          </table:table-cell>
          <table:table-cell office:value-type="float" office:value="2.576941" calcext:value-type="float">
            <text:p>2.57694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3.0625" calcext:value-type="float">
            <text:p>-3.0625</text:p>
          </table:table-cell>
          <table:table-cell office:value-type="float" office:value="3.0625" calcext:value-type="float">
            <text:p>3.0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.1875" calcext:value-type="float">
            <text:p>33.1875</text:p>
          </table:table-cell>
          <table:table-cell office:value-type="float" office:value="2" calcext:value-type="float">
            <text:p>2</text:p>
          </table:table-cell>
          <table:table-cell office:value-type="float" office:value="33.247709" calcext:value-type="float">
            <text:p>33.24770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.125" calcext:value-type="float">
            <text:p>-1.125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" calcext:value-type="float">
            <text:p>-2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2.872961" calcext:value-type="float">
            <text:p>2.8729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2" calcext:value-type="float">
            <text:p>2</text:p>
          </table:table-cell>
          <table:table-cell office:value-type="float" office:value="2.000976" calcext:value-type="float">
            <text:p>2.0009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.375" calcext:value-type="float">
            <text:p>1.375</text:p>
          </table:table-cell>
          <table:table-cell office:value-type="float" office:value="-2" calcext:value-type="float">
            <text:p>-2</text:p>
          </table:table-cell>
          <table:table-cell office:value-type="float" office:value="2.427061" calcext:value-type="float">
            <text:p>2.4270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6875" calcext:value-type="float">
            <text:p>2.6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.9375" calcext:value-type="float">
            <text:p>11.9375</text:p>
          </table:table-cell>
          <table:table-cell office:value-type="float" office:value="2" calcext:value-type="float">
            <text:p>2</text:p>
          </table:table-cell>
          <table:table-cell office:value-type="float" office:value="12.10388" calcext:value-type="float">
            <text:p>12.103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2.4375" calcext:value-type="float">
            <text:p>-12.4375</text:p>
          </table:table-cell>
          <table:table-cell office:value-type="float" office:value="12.4375" calcext:value-type="float">
            <text:p>12.4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.6875" calcext:value-type="float">
            <text:p>4.6875</text:p>
          </table:table-cell>
          <table:table-cell office:value-type="float" office:value="-2" calcext:value-type="float">
            <text:p>-2</text:p>
          </table:table-cell>
          <table:table-cell office:value-type="float" office:value="5.096338" calcext:value-type="float">
            <text:p>5.09633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6.375" calcext:value-type="float">
            <text:p>-6.375</text:p>
          </table:table-cell>
          <table:table-cell office:value-type="float" office:value="6.375" calcext:value-type="float">
            <text:p>6.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2.625" calcext:value-type="float">
            <text:p>12.625</text:p>
          </table:table-cell>
          <table:table-cell office:value-type="float" office:value="2" calcext:value-type="float">
            <text:p>2</text:p>
          </table:table-cell>
          <table:table-cell office:value-type="float" office:value="12.782434" calcext:value-type="float">
            <text:p>12.7824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7.6875" calcext:value-type="float">
            <text:p>-7.6875</text:p>
          </table:table-cell>
          <table:table-cell office:value-type="float" office:value="7.6875" calcext:value-type="float">
            <text:p>7.6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9.3125" calcext:value-type="float">
            <text:p>-9.3125</text:p>
          </table:table-cell>
          <table:table-cell office:value-type="float" office:value="-2" calcext:value-type="float">
            <text:p>-2</text:p>
          </table:table-cell>
          <table:table-cell office:value-type="float" office:value="9.524844" calcext:value-type="float">
            <text:p>9.5248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4.5" calcext:value-type="float">
            <text:p>-4.5</text:p>
          </table:table-cell>
          <table:table-cell office:value-type="float" office:value="4.500434" calcext:value-type="float">
            <text:p>4.5004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.375" calcext:value-type="float">
            <text:p>7.375</text:p>
          </table:table-cell>
          <table:table-cell office:value-type="float" office:value="2" calcext:value-type="float">
            <text:p>2</text:p>
          </table:table-cell>
          <table:table-cell office:value-type="float" office:value="7.641376" calcext:value-type="float">
            <text:p>7.6413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.3125" calcext:value-type="float">
            <text:p>82.3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.5" calcext:value-type="float">
            <text:p>9.5</text:p>
          </table:table-cell>
          <table:table-cell office:value-type="float" office:value="-2" calcext:value-type="float">
            <text:p>-2</text:p>
          </table:table-cell>
          <table:table-cell office:value-type="float" office:value="9.708244" calcext:value-type="float">
            <text:p>9.7082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6875" calcext:value-type="float">
            <text:p>2.6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.25" calcext:value-type="float">
            <text:p>-2.25</text:p>
          </table:table-cell>
          <table:table-cell office:value-type="float" office:value="2" calcext:value-type="float">
            <text:p>2</text:p>
          </table:table-cell>
          <table:table-cell office:value-type="float" office:value="3.010399" calcext:value-type="float">
            <text:p>3.0103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.75" calcext:value-type="float">
            <text:p>32.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.3125" calcext:value-type="float">
            <text:p>4.312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4.780331" calcext:value-type="float">
            <text:p>4.78033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.0625" calcext:value-type="float">
            <text:p>4.06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4.500868" calcext:value-type="float">
            <text:p>4.5008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8.1875" calcext:value-type="float">
            <text:p>-8.1875</text:p>
          </table:table-cell>
          <table:table-cell office:value-type="float" office:value="8.1875" calcext:value-type="float">
            <text:p>8.1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3125" calcext:value-type="float">
            <text:p>-0.3125</text:p>
          </table:table-cell>
          <table:table-cell office:value-type="float" office:value="-2" calcext:value-type="float">
            <text:p>-2</text:p>
          </table:table-cell>
          <table:table-cell office:value-type="float" office:value="2.024267" calcext:value-type="float">
            <text:p>2.02426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.375" calcext:value-type="float">
            <text:p>-2.375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.0625" calcext:value-type="float">
            <text:p>1.0625</text:p>
          </table:table-cell>
          <table:table-cell office:value-type="float" office:value="2" calcext:value-type="float">
            <text:p>2</text:p>
          </table:table-cell>
          <table:table-cell office:value-type="float" office:value="2.264709" calcext:value-type="float">
            <text:p>2.26470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8.9375" calcext:value-type="float">
            <text:p>8.9375</text:p>
          </table:table-cell>
          <table:table-cell office:value-type="float" office:value="8.937719" calcext:value-type="float">
            <text:p>8.93771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1.0625" calcext:value-type="float">
            <text:p>41.0625</text:p>
          </table:table-cell>
          <table:table-cell office:value-type="float" office:value="-2" calcext:value-type="float">
            <text:p>-2</text:p>
          </table:table-cell>
          <table:table-cell office:value-type="float" office:value="41.111177" calcext:value-type="float">
            <text:p>41.11117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.625" calcext:value-type="float">
            <text:p>9.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.25" calcext:value-type="float">
            <text:p>-4.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4.670804" calcext:value-type="float">
            <text:p>4.6708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375" calcext:value-type="float">
            <text:p>2.4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.4375" calcext:value-type="float">
            <text:p>33.4375</text:p>
          </table:table-cell>
          <table:table-cell office:value-type="float" office:value="-2" calcext:value-type="float">
            <text:p>-2</text:p>
          </table:table-cell>
          <table:table-cell office:value-type="float" office:value="33.49726" calcext:value-type="float">
            <text:p>33.4972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125" calcext:value-type="float">
            <text:p>1.3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.125" calcext:value-type="float">
            <text:p>3.125</text:p>
          </table:table-cell>
          <table:table-cell office:value-type="float" office:value="2" calcext:value-type="float">
            <text:p>2</text:p>
          </table:table-cell>
          <table:table-cell office:value-type="float" office:value="3.710206" calcext:value-type="float">
            <text:p>3.71020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1.3125" calcext:value-type="float">
            <text:p>-1.3125</text:p>
          </table:table-cell>
          <table:table-cell office:value-type="float" office:value="1.313987" calcext:value-type="float">
            <text:p>1.31398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.625" calcext:value-type="float">
            <text:p>-19.625</text:p>
          </table:table-cell>
          <table:table-cell office:value-type="float" office:value="-2" calcext:value-type="float">
            <text:p>-2</text:p>
          </table:table-cell>
          <table:table-cell office:value-type="float" office:value="19.726648" calcext:value-type="float">
            <text:p>19.72664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8.8125" calcext:value-type="float">
            <text:p>-8.8125</text:p>
          </table:table-cell>
          <table:table-cell office:value-type="float" office:value="8.812722" calcext:value-type="float">
            <text:p>8.81272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2" calcext:value-type="float">
            <text:p>2</text:p>
          </table:table-cell>
          <table:table-cell office:value-type="float" office:value="2.000976" calcext:value-type="float">
            <text:p>2.0009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0625" calcext:value-type="float">
            <text:p>2.0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.1875" calcext:value-type="float">
            <text:p>2.187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3.006503" calcext:value-type="float">
            <text:p>3.00650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.0625" calcext:value-type="float">
            <text:p>11.0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.875" calcext:value-type="float">
            <text:p>-6.8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7.142796" calcext:value-type="float">
            <text:p>7.14279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.875" calcext:value-type="float">
            <text:p>-10.875</text:p>
          </table:table-cell>
          <table:table-cell office:value-type="float" office:value="10.875" calcext:value-type="float">
            <text:p>10.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-2" calcext:value-type="float">
            <text:p>-2</text:p>
          </table:table-cell>
          <table:table-cell office:value-type="float" office:value="2.15874" calcext:value-type="float">
            <text:p>2.158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375" calcext:value-type="float">
            <text:p>2.4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.625" calcext:value-type="float">
            <text:p>-6.625</text:p>
          </table:table-cell>
          <table:table-cell office:value-type="float" office:value="2" calcext:value-type="float">
            <text:p>2</text:p>
          </table:table-cell>
          <table:table-cell office:value-type="float" office:value="6.920305" calcext:value-type="float">
            <text:p>6.92030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.5625" calcext:value-type="float">
            <text:p>-4.5625</text:p>
          </table:table-cell>
          <table:table-cell office:value-type="float" office:value="-2" calcext:value-type="float">
            <text:p>-2</text:p>
          </table:table-cell>
          <table:table-cell office:value-type="float" office:value="4.981607" calcext:value-type="float">
            <text:p>4.9816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.0625" calcext:value-type="float">
            <text:p>11.0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.125" calcext:value-type="float">
            <text:p>1.125</text:p>
          </table:table-cell>
          <table:table-cell office:value-type="float" office:value="2" calcext:value-type="float">
            <text:p>2</text:p>
          </table:table-cell>
          <table:table-cell office:value-type="float" office:value="2.294695" calcext:value-type="float">
            <text:p>2.2946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.1875" calcext:value-type="float">
            <text:p>-1.1875</text:p>
          </table:table-cell>
          <table:table-cell office:value-type="float" office:value="-2" calcext:value-type="float">
            <text:p>-2</text:p>
          </table:table-cell>
          <table:table-cell office:value-type="float" office:value="2.325974" calcext:value-type="float">
            <text:p>2.3259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.75" calcext:value-type="float">
            <text:p>52.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.625" calcext:value-type="float">
            <text:p>0.625</text:p>
          </table:table-cell>
          <table:table-cell office:value-type="float" office:value="2" calcext:value-type="float">
            <text:p>2</text:p>
          </table:table-cell>
          <table:table-cell office:value-type="float" office:value="2.095382" calcext:value-type="float">
            <text:p>2.0953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.375" calcext:value-type="float">
            <text:p>-1.375</text:p>
          </table:table-cell>
          <table:table-cell office:value-type="float" office:value="1.375" calcext:value-type="float">
            <text:p>1.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.5" calcext:value-type="float">
            <text:p>0.5</text:p>
          </table:table-cell>
          <table:table-cell office:value-type="float" office:value="-2" calcext:value-type="float">
            <text:p>-2</text:p>
          </table:table-cell>
          <table:table-cell office:value-type="float" office:value="2.061553" calcext:value-type="float">
            <text:p>2.06155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.25" calcext:value-type="float">
            <text:p>21.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.625" calcext:value-type="float">
            <text:p>-2.625</text:p>
          </table:table-cell>
          <table:table-cell office:value-type="float" office:value="2" calcext:value-type="float">
            <text:p>2</text:p>
          </table:table-cell>
          <table:table-cell office:value-type="float" office:value="3.300095" calcext:value-type="float">
            <text:p>3.3000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.25" calcext:value-type="float">
            <text:p>5.25</text:p>
          </table:table-cell>
          <table:table-cell office:value-type="float" office:value="-2" calcext:value-type="float">
            <text:p>-2</text:p>
          </table:table-cell>
          <table:table-cell office:value-type="float" office:value="5.618051" calcext:value-type="float">
            <text:p>5.61805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.6875" calcext:value-type="float">
            <text:p>0.6875</text:p>
          </table:table-cell>
          <table:table-cell office:value-type="float" office:value="2" calcext:value-type="float">
            <text:p>2</text:p>
          </table:table-cell>
          <table:table-cell office:value-type="float" office:value="2.114866" calcext:value-type="float">
            <text:p>2.1148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4.0625" calcext:value-type="float">
            <text:p>-4.0625</text:p>
          </table:table-cell>
          <table:table-cell office:value-type="float" office:value="4.0625" calcext:value-type="float">
            <text:p>4.0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.4375" calcext:value-type="float">
            <text:p>-1.4375</text:p>
          </table:table-cell>
          <table:table-cell office:value-type="float" office:value="-2" calcext:value-type="float">
            <text:p>-2</text:p>
          </table:table-cell>
          <table:table-cell office:value-type="float" office:value="2.463008" calcext:value-type="float">
            <text:p>2.46300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9375" calcext:value-type="float">
            <text:p>5.9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.6875" calcext:value-type="float">
            <text:p>-3.68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4.165521" calcext:value-type="float">
            <text:p>4.16552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.625" calcext:value-type="float">
            <text:p>8.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-2" calcext:value-type="float">
            <text:p>-2</text:p>
          </table:table-cell>
          <table:table-cell office:value-type="float" office:value="2.872961" calcext:value-type="float">
            <text:p>2.8729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3.4375" calcext:value-type="float">
            <text:p>-3.4375</text:p>
          </table:table-cell>
          <table:table-cell office:value-type="float" office:value="3.4375" calcext:value-type="float">
            <text:p>3.4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9.1875" calcext:value-type="float">
            <text:p>-49.1875</text:p>
          </table:table-cell>
          <table:table-cell office:value-type="float" office:value="2" calcext:value-type="float">
            <text:p>2</text:p>
          </table:table-cell>
          <table:table-cell office:value-type="float" office:value="49.228144" calcext:value-type="float">
            <text:p>49.2281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-6.0625" calcext:value-type="float">
            <text:p>-6.0625</text:p>
          </table:table-cell>
          <table:table-cell office:value-type="float" office:value="6.062822" calcext:value-type="float">
            <text:p>6.06282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.375" calcext:value-type="float">
            <text:p>2.37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3.145557" calcext:value-type="float">
            <text:p>3.14555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.5625" calcext:value-type="float">
            <text:p>24.5625</text:p>
          </table:table-cell>
          <table:table-cell office:value-type="float" office:value="2" calcext:value-type="float">
            <text:p>2</text:p>
          </table:table-cell>
          <table:table-cell office:value-type="float" office:value="24.64379" calcext:value-type="float">
            <text:p>24.6437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.25" calcext:value-type="float">
            <text:p>-6.25</text:p>
          </table:table-cell>
          <table:table-cell office:value-type="float" office:value="-2" calcext:value-type="float">
            <text:p>-2</text:p>
          </table:table-cell>
          <table:table-cell office:value-type="float" office:value="6.562202" calcext:value-type="float">
            <text:p>6.56220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3.5625" calcext:value-type="float">
            <text:p>-3.5625</text:p>
          </table:table-cell>
          <table:table-cell office:value-type="float" office:value="3.5625" calcext:value-type="float">
            <text:p>3.5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.5625" calcext:value-type="float">
            <text:p>-11.5625</text:p>
          </table:table-cell>
          <table:table-cell office:value-type="float" office:value="2" calcext:value-type="float">
            <text:p>2</text:p>
          </table:table-cell>
          <table:table-cell office:value-type="float" office:value="11.734198" calcext:value-type="float">
            <text:p>11.73419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.25" calcext:value-type="float">
            <text:p>27.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.0625" calcext:value-type="float">
            <text:p>-4.0625</text:p>
          </table:table-cell>
          <table:table-cell office:value-type="float" office:value="-2" calcext:value-type="float">
            <text:p>-2</text:p>
          </table:table-cell>
          <table:table-cell office:value-type="float" office:value="4.528124" calcext:value-type="float">
            <text:p>4.5281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75" calcext:value-type="float">
            <text:p>0.1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36068" calcext:value-type="float">
            <text:p>2.2360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33.875" calcext:value-type="float">
            <text:p>-33.875</text:p>
          </table:table-cell>
          <table:table-cell office:value-type="float" office:value="33.875" calcext:value-type="float">
            <text:p>33.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.4375" calcext:value-type="float">
            <text:p>9.4375</text:p>
          </table:table-cell>
          <table:table-cell office:value-type="float" office:value="-2" calcext:value-type="float">
            <text:p>-2</text:p>
          </table:table-cell>
          <table:table-cell office:value-type="float" office:value="9.647093" calcext:value-type="float">
            <text:p>9.64709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875" calcext:value-type="float">
            <text:p>3.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.4375" calcext:value-type="float">
            <text:p>11.4375</text:p>
          </table:table-cell>
          <table:table-cell office:value-type="float" office:value="2" calcext:value-type="float">
            <text:p>2</text:p>
          </table:table-cell>
          <table:table-cell office:value-type="float" office:value="11.611047" calcext:value-type="float">
            <text:p>11.61104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7.25" calcext:value-type="float">
            <text:p>7.25</text:p>
          </table:table-cell>
          <table:table-cell office:value-type="float" office:value="7.250269" calcext:value-type="float">
            <text:p>7.25026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.9375" calcext:value-type="float">
            <text:p>-1.937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2.829808" calcext:value-type="float">
            <text:p>2.82980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8.25" calcext:value-type="float">
            <text:p>-8.25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.75" calcext:value-type="float">
            <text:p>1.75</text:p>
          </table:table-cell>
          <table:table-cell office:value-type="float" office:value="2" calcext:value-type="float">
            <text:p>2</text:p>
          </table:table-cell>
          <table:table-cell office:value-type="float" office:value="2.657536" calcext:value-type="float">
            <text:p>2.65753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0.9375" calcext:value-type="float">
            <text:p>-0.9375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.8125" calcext:value-type="float">
            <text:p>-4.812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5.235844" calcext:value-type="float">
            <text:p>5.23584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.375" calcext:value-type="float">
            <text:p>-1.375</text:p>
          </table:table-cell>
          <table:table-cell office:value-type="float" office:value="1.375" calcext:value-type="float">
            <text:p>1.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.8125" calcext:value-type="float">
            <text:p>8.8125</text:p>
          </table:table-cell>
          <table:table-cell office:value-type="float" office:value="2" calcext:value-type="float">
            <text:p>2</text:p>
          </table:table-cell>
          <table:table-cell office:value-type="float" office:value="9.036601" calcext:value-type="float">
            <text:p>9.03660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4375" calcext:value-type="float">
            <text:p>13.4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0.125" calcext:value-type="float">
            <text:p>10.12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10.332934" calcext:value-type="float">
            <text:p>10.3329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.125" calcext:value-type="float">
            <text:p>-2.125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8125" calcext:value-type="float">
            <text:p>-0.81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2.100967" calcext:value-type="float">
            <text:p>2.10096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7.0625" calcext:value-type="float">
            <text:p>-7.0625</text:p>
          </table:table-cell>
          <table:table-cell office:value-type="float" office:value="7.0625" calcext:value-type="float">
            <text:p>7.0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25" calcext:value-type="float">
            <text:p>-0.25</text:p>
          </table:table-cell>
          <table:table-cell office:value-type="float" office:value="-2" calcext:value-type="float">
            <text:p>-2</text:p>
          </table:table-cell>
          <table:table-cell office:value-type="float" office:value="2.015564" calcext:value-type="float">
            <text:p>2.0155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3.0625" calcext:value-type="float">
            <text:p>3.0625</text:p>
          </table:table-cell>
          <table:table-cell office:value-type="float" office:value="3.063138" calcext:value-type="float">
            <text:p>3.06313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.5" calcext:value-type="float">
            <text:p>-2.5</text:p>
          </table:table-cell>
          <table:table-cell office:value-type="float" office:value="1.9375" calcext:value-type="float">
            <text:p>1.9375</text:p>
          </table:table-cell>
          <table:table-cell office:value-type="float" office:value="3.162895" calcext:value-type="float">
            <text:p>3.16289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6.1875" calcext:value-type="float">
            <text:p>6.1875</text:p>
          </table:table-cell>
          <table:table-cell office:value-type="float" office:value="6.187816" calcext:value-type="float">
            <text:p>6.18781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9.875" calcext:value-type="float">
            <text:p>59.875</text:p>
          </table:table-cell>
          <table:table-cell office:value-type="float" office:value="-2" calcext:value-type="float">
            <text:p>-2</text:p>
          </table:table-cell>
          <table:table-cell office:value-type="float" office:value="59.908394" calcext:value-type="float">
            <text:p>59.9083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3125" calcext:value-type="float">
            <text:p>4.3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.25" calcext:value-type="float">
            <text:p>5.25</text:p>
          </table:table-cell>
          <table:table-cell office:value-type="float" office:value="2" calcext:value-type="float">
            <text:p>2</text:p>
          </table:table-cell>
          <table:table-cell office:value-type="float" office:value="5.618051" calcext:value-type="float">
            <text:p>5.61805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5.9375" calcext:value-type="float">
            <text:p>-75.9375</text:p>
          </table:table-cell>
          <table:table-cell office:value-type="float" office:value="-2" calcext:value-type="float">
            <text:p>-2</text:p>
          </table:table-cell>
          <table:table-cell office:value-type="float" office:value="75.963833" calcext:value-type="float">
            <text:p>75.96383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5.6875" calcext:value-type="float">
            <text:p>-5.6875</text:p>
          </table:table-cell>
          <table:table-cell office:value-type="float" office:value="5.6875" calcext:value-type="float">
            <text:p>5.6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.25" calcext:value-type="float">
            <text:p>-3.25</text:p>
          </table:table-cell>
          <table:table-cell office:value-type="float" office:value="2" calcext:value-type="float">
            <text:p>2</text:p>
          </table:table-cell>
          <table:table-cell office:value-type="float" office:value="3.816084" calcext:value-type="float">
            <text:p>3.81608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5.5" calcext:value-type="float">
            <text:p>-15.5</text:p>
          </table:table-cell>
          <table:table-cell office:value-type="float" office:value="-2" calcext:value-type="float">
            <text:p>-2</text:p>
          </table:table-cell>
          <table:table-cell office:value-type="float" office:value="15.6285" calcext:value-type="float">
            <text:p>15.628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.3125" calcext:value-type="float">
            <text:p>18.3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.125" calcext:value-type="float">
            <text:p>-2.125</text:p>
          </table:table-cell>
          <table:table-cell office:value-type="float" office:value="2" calcext:value-type="float">
            <text:p>2</text:p>
          </table:table-cell>
          <table:table-cell office:value-type="float" office:value="2.918154" calcext:value-type="float">
            <text:p>2.91815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625" calcext:value-type="float">
            <text:p>1.5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9.6875" calcext:value-type="float">
            <text:p>-19.6875</text:p>
          </table:table-cell>
          <table:table-cell office:value-type="float" office:value="-2" calcext:value-type="float">
            <text:p>-2</text:p>
          </table:table-cell>
          <table:table-cell office:value-type="float" office:value="19.788827" calcext:value-type="float">
            <text:p>19.78882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0.9375" calcext:value-type="float">
            <text:p>-10.9375</text:p>
          </table:table-cell>
          <table:table-cell office:value-type="float" office:value="10.9375" calcext:value-type="float">
            <text:p>10.9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.375" calcext:value-type="float">
            <text:p>1.3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2.375822" calcext:value-type="float">
            <text:p>2.37582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.25" calcext:value-type="float">
            <text:p>-1.25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4.9375" calcext:value-type="float">
            <text:p>14.937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15.079218" calcext:value-type="float">
            <text:p>15.07921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9.25" calcext:value-type="float">
            <text:p>-19.25</text:p>
          </table:table-cell>
          <table:table-cell office:value-type="float" office:value="19.25" calcext:value-type="float">
            <text:p>19.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.375" calcext:value-type="float">
            <text:p>-5.375</text:p>
          </table:table-cell>
          <table:table-cell office:value-type="float" office:value="2" calcext:value-type="float">
            <text:p>2</text:p>
          </table:table-cell>
          <table:table-cell office:value-type="float" office:value="5.735035" calcext:value-type="float">
            <text:p>5.73503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5.75" calcext:value-type="float">
            <text:p>-5.75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.375" calcext:value-type="float">
            <text:p>-7.375</text:p>
          </table:table-cell>
          <table:table-cell office:value-type="float" office:value="-2" calcext:value-type="float">
            <text:p>-2</text:p>
          </table:table-cell>
          <table:table-cell office:value-type="float" office:value="7.641376" calcext:value-type="float">
            <text:p>7.6413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32.25" calcext:value-type="float">
            <text:p>832.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.125" calcext:value-type="float">
            <text:p>-14.125</text:p>
          </table:table-cell>
          <table:table-cell office:value-type="float" office:value="2" calcext:value-type="float">
            <text:p>2</text:p>
          </table:table-cell>
          <table:table-cell office:value-type="float" office:value="14.26589" calcext:value-type="float">
            <text:p>14.265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.375" calcext:value-type="float">
            <text:p>-2.375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.125" calcext:value-type="float">
            <text:p>-3.12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3.744266" calcext:value-type="float">
            <text:p>3.74426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.6875" calcext:value-type="float">
            <text:p>0.68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2.055861" calcext:value-type="float">
            <text:p>2.0558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625" calcext:value-type="float">
            <text:p>1.5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.25" calcext:value-type="float">
            <text:p>4.25</text:p>
          </table:table-cell>
          <table:table-cell office:value-type="float" office:value="-2" calcext:value-type="float">
            <text:p>-2</text:p>
          </table:table-cell>
          <table:table-cell office:value-type="float" office:value="4.697074" calcext:value-type="float">
            <text:p>4.6970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.3125" calcext:value-type="float">
            <text:p>6.3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7.0625" calcext:value-type="float">
            <text:p>7.0625</text:p>
          </table:table-cell>
          <table:table-cell office:value-type="float" office:value="2" calcext:value-type="float">
            <text:p>2</text:p>
          </table:table-cell>
          <table:table-cell office:value-type="float" office:value="7.340225" calcext:value-type="float">
            <text:p>7.3402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149" calcext:value-type="float">
            <text:p>0.814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" calcext:value-type="float">
            <text:p>-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5.408688" calcext:value-type="float">
            <text:p>5.4086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1875" calcext:value-type="float">
            <text:p>3.1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8.0625" calcext:value-type="float">
            <text:p>-18.0625</text:p>
          </table:table-cell>
          <table:table-cell office:value-type="float" office:value="2" calcext:value-type="float">
            <text:p>2</text:p>
          </table:table-cell>
          <table:table-cell office:value-type="float" office:value="18.172889" calcext:value-type="float">
            <text:p>18.1728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9.75" calcext:value-type="float">
            <text:p>9.75</text:p>
          </table:table-cell>
          <table:table-cell office:value-type="float" office:value="-2" calcext:value-type="float">
            <text:p>-2</text:p>
          </table:table-cell>
          <table:table-cell office:value-type="float" office:value="9.953015" calcext:value-type="float">
            <text:p>9.95301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1.5" calcext:value-type="float">
            <text:p>21.5</text:p>
          </table:table-cell>
          <table:table-cell office:value-type="float" office:value="1.9375" calcext:value-type="float">
            <text:p>1.9375</text:p>
          </table:table-cell>
          <table:table-cell office:value-type="float" office:value="21.587124" calcext:value-type="float">
            <text:p>21.5871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4.625" calcext:value-type="float">
            <text:p>-4.625</text:p>
          </table:table-cell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875" calcext:value-type="float">
            <text:p>-0.87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2.240431" calcext:value-type="float">
            <text:p>2.24043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4.5" calcext:value-type="float">
            <text:p>24.5</text:p>
          </table:table-cell>
          <table:table-cell office:value-type="float" office:value="2" calcext:value-type="float">
            <text:p>2</text:p>
          </table:table-cell>
          <table:table-cell office:value-type="float" office:value="24.581497" calcext:value-type="float">
            <text:p>24.58149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875" calcext:value-type="float">
            <text:p>7.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.375" calcext:value-type="float">
            <text:p>-3.37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3.955317" calcext:value-type="float">
            <text:p>3.95531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0.625" calcext:value-type="float">
            <text:p>-0.625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1875" calcext:value-type="float">
            <text:p>-0.18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1.946551" calcext:value-type="float">
            <text:p>1.94655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.5625" calcext:value-type="float">
            <text:p>3.5625</text:p>
          </table:table-cell>
          <table:table-cell office:value-type="float" office:value="-2" calcext:value-type="float">
            <text:p>-2</text:p>
          </table:table-cell>
          <table:table-cell office:value-type="float" office:value="4.085512" calcext:value-type="float">
            <text:p>4.08551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0625" calcext:value-type="float">
            <text:p>-0.0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7229" calcext:value-type="float">
            <text:p>0.8772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.8125" calcext:value-type="float">
            <text:p>0.8125</text:p>
          </table:table-cell>
          <table:table-cell office:value-type="float" office:value="2" calcext:value-type="float">
            <text:p>2</text:p>
          </table:table-cell>
          <table:table-cell office:value-type="float" office:value="2.15874" calcext:value-type="float">
            <text:p>2.1587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4375" calcext:value-type="float">
            <text:p>1.4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.4375" calcext:value-type="float">
            <text:p>-5.437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5.815523" calcext:value-type="float">
            <text:p>5.8155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.6875" calcext:value-type="float">
            <text:p>-1.6875</text:p>
          </table:table-cell>
          <table:table-cell office:value-type="float" office:value="1.6875" calcext:value-type="float">
            <text:p>1.6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.8125" calcext:value-type="float">
            <text:p>2.81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3.415269" calcext:value-type="float">
            <text:p>3.41526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.5625" calcext:value-type="float">
            <text:p>58.5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2.0625" calcext:value-type="float">
            <text:p>2.0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6.4375" calcext:value-type="float">
            <text:p>-6.4375</text:p>
          </table:table-cell>
          <table:table-cell office:value-type="float" office:value="2" calcext:value-type="float">
            <text:p>2</text:p>
          </table:table-cell>
          <table:table-cell office:value-type="float" office:value="6.741024" calcext:value-type="float">
            <text:p>6.7410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8125" calcext:value-type="float">
            <text:p>3.8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.3125" calcext:value-type="float">
            <text:p>0.312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2.08604" calcext:value-type="float">
            <text:p>2.086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8.625" calcext:value-type="float">
            <text:p>8.6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8.83994" calcext:value-type="float">
            <text:p>8.8399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.8125" calcext:value-type="float">
            <text:p>18.8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1.8125" calcext:value-type="float">
            <text:p>11.812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11.991208" calcext:value-type="float">
            <text:p>11.99120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.375" calcext:value-type="float">
            <text:p>4.3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4.784823" calcext:value-type="float">
            <text:p>4.78482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125" calcext:value-type="float">
            <text:p>5.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7.28011" calcext:value-type="float">
            <text:p>7.2801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5.8125" calcext:value-type="float">
            <text:p>-5.8125</text:p>
          </table:table-cell>
          <table:table-cell office:value-type="float" office:value="5.8125" calcext:value-type="float">
            <text:p>5.8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3.010399" calcext:value-type="float">
            <text:p>3.0103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6.625" calcext:value-type="float">
            <text:p>-6.625</text:p>
          </table:table-cell>
          <table:table-cell office:value-type="float" office:value="6.625" calcext:value-type="float">
            <text:p>6.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2.4375" calcext:value-type="float">
            <text:p>-22.4375</text:p>
          </table:table-cell>
          <table:table-cell office:value-type="float" office:value="-2" calcext:value-type="float">
            <text:p>-2</text:p>
          </table:table-cell>
          <table:table-cell office:value-type="float" office:value="22.52646" calcext:value-type="float">
            <text:p>22.5264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.9375" calcext:value-type="float">
            <text:p>-2.9375</text:p>
          </table:table-cell>
          <table:table-cell office:value-type="float" office:value="2.9375" calcext:value-type="float">
            <text:p>2.9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.5625" calcext:value-type="float">
            <text:p>2.56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3.212524" calcext:value-type="float">
            <text:p>3.21252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724.3125" calcext:value-type="float">
            <text:p>1724.312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1724.313734" calcext:value-type="float">
            <text:p>1724.31373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5625" calcext:value-type="float">
            <text:p>7.5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.3125" calcext:value-type="float">
            <text:p>-4.3125</text:p>
          </table:table-cell>
          <table:table-cell office:value-type="float" office:value="2" calcext:value-type="float">
            <text:p>2</text:p>
          </table:table-cell>
          <table:table-cell office:value-type="float" office:value="4.753699" calcext:value-type="float">
            <text:p>4.75369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6875" calcext:value-type="float">
            <text:p>3.6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.5625" calcext:value-type="float">
            <text:p>-5.5625</text:p>
          </table:table-cell>
          <table:table-cell office:value-type="float" office:value="-2" calcext:value-type="float">
            <text:p>-2</text:p>
          </table:table-cell>
          <table:table-cell office:value-type="float" office:value="5.911126" calcext:value-type="float">
            <text:p>5.91112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625" calcext:value-type="float">
            <text:p>1.5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.3125" calcext:value-type="float">
            <text:p>3.3125</text:p>
          </table:table-cell>
          <table:table-cell office:value-type="float" office:value="2" calcext:value-type="float">
            <text:p>2</text:p>
          </table:table-cell>
          <table:table-cell office:value-type="float" office:value="3.869452" calcext:value-type="float">
            <text:p>3.86945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.125" calcext:value-type="float">
            <text:p>-1.125</text:p>
          </table:table-cell>
          <table:table-cell office:value-type="float" office:value="1.125" calcext:value-type="float">
            <text:p>1.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4.125" calcext:value-type="float">
            <text:p>-14.12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14.274787" calcext:value-type="float">
            <text:p>14.27478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3.8125" calcext:value-type="float">
            <text:p>-3.8125</text:p>
          </table:table-cell>
          <table:table-cell office:value-type="float" office:value="3.8125" calcext:value-type="float">
            <text:p>3.8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0.625" calcext:value-type="float">
            <text:p>-0.625</text:p>
          </table:table-cell>
          <table:table-cell office:value-type="float" office:value="2" calcext:value-type="float">
            <text:p>2</text:p>
          </table:table-cell>
          <table:table-cell office:value-type="float" office:value="2.095382" calcext:value-type="float">
            <text:p>2.09538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.3125" calcext:value-type="float">
            <text:p>7.3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3.5" calcext:value-type="float">
            <text:p>-13.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13.656643" calcext:value-type="float">
            <text:p>13.65664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.625" calcext:value-type="float">
            <text:p>23.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.875" calcext:value-type="float">
            <text:p>-2.8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3.46692" calcext:value-type="float">
            <text:p>3.4669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3.6875" calcext:value-type="float">
            <text:p>-3.6875</text:p>
          </table:table-cell>
          <table:table-cell office:value-type="float" office:value="3.6875" calcext:value-type="float">
            <text:p>3.6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.8125" calcext:value-type="float">
            <text:p>1.8125</text:p>
          </table:table-cell>
          <table:table-cell office:value-type="float" office:value="-2" calcext:value-type="float">
            <text:p>-2</text:p>
          </table:table-cell>
          <table:table-cell office:value-type="float" office:value="2.699103" calcext:value-type="float">
            <text:p>2.699103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28.75" calcext:value-type="float">
            <text:p>-28.75</text:p>
          </table:table-cell>
          <table:table-cell office:value-type="float" office:value="28.75" calcext:value-type="float">
            <text:p>28.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.9375" calcext:value-type="float">
            <text:p>-3.93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4.388372" calcext:value-type="float">
            <text:p>4.3883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.9375" calcext:value-type="float">
            <text:p>-2.937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3.589264" calcext:value-type="float">
            <text:p>3.5892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8.3125" calcext:value-type="float">
            <text:p>-8.3125</text:p>
          </table:table-cell>
          <table:table-cell office:value-type="float" office:value="8.3125" calcext:value-type="float">
            <text:p>8.3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5.75" calcext:value-type="float">
            <text:p>-5.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6.067652" calcext:value-type="float">
            <text:p>6.06765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2" calcext:value-type="float">
            <text:p>2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2.872961" calcext:value-type="float">
            <text:p>2.87296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6.4375" calcext:value-type="float">
            <text:p>-6.4375</text:p>
          </table:table-cell>
          <table:table-cell office:value-type="float" office:value="6.4375" calcext:value-type="float">
            <text:p>6.4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0.8125" calcext:value-type="float">
            <text:p>-10.81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10.98472" calcext:value-type="float">
            <text:p>10.98472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8.8125" calcext:value-type="float">
            <text:p>-8.8125</text:p>
          </table:table-cell>
          <table:table-cell office:value-type="float" office:value="8.8125" calcext:value-type="float">
            <text:p>8.8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.1875" calcext:value-type="float">
            <text:p>-1.187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2.379929" calcext:value-type="float">
            <text:p>2.37992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6.8125" calcext:value-type="float">
            <text:p>-6.8125</text:p>
          </table:table-cell>
          <table:table-cell office:value-type="float" office:value="6.8125" calcext:value-type="float">
            <text:p>6.8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30.0625" calcext:value-type="float">
            <text:p>-30.06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30.12487" calcext:value-type="float">
            <text:p>30.1248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25" calcext:value-type="float">
            <text:p>4.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2.9375" calcext:value-type="float">
            <text:p>-2.937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3.589264" calcext:value-type="float">
            <text:p>3.5892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1.4375" calcext:value-type="float">
            <text:p>-1.4375</text:p>
          </table:table-cell>
          <table:table-cell office:value-type="float" office:value="1.4375" calcext:value-type="float">
            <text:p>1.4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57.375" calcext:value-type="float">
            <text:p>57.3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57.407704" calcext:value-type="float">
            <text:p>57.40770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875" calcext:value-type="float">
            <text:p>1.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.9375" calcext:value-type="float">
            <text:p>4.937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5.350964" calcext:value-type="float">
            <text:p>5.350964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5625" calcext:value-type="float">
            <text:p>15.5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6.3125" calcext:value-type="float">
            <text:p>6.31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6.603148" calcext:value-type="float">
            <text:p>6.60314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5.875" calcext:value-type="float">
            <text:p>-5.875</text:p>
          </table:table-cell>
          <table:table-cell office:value-type="float" office:value="5.875" calcext:value-type="float">
            <text:p>5.8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.1875" calcext:value-type="float">
            <text:p>4.187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4.667876" calcext:value-type="float">
            <text:p>4.667876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4.9375" calcext:value-type="float">
            <text:p>-4.9375</text:p>
          </table:table-cell>
          <table:table-cell office:value-type="float" office:value="4.9375" calcext:value-type="float">
            <text:p>4.9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33.375" calcext:value-type="float">
            <text:p>33.3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33.431191" calcext:value-type="float">
            <text:p>33.43119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4.3125" calcext:value-type="float">
            <text:p>-4.3125</text:p>
          </table:table-cell>
          <table:table-cell office:value-type="float" office:value="4.3125" calcext:value-type="float">
            <text:p>4.3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.125" calcext:value-type="float">
            <text:p>1.12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2.349368" calcext:value-type="float">
            <text:p>2.34936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75" calcext:value-type="float">
            <text:p>2.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11.5" calcext:value-type="float">
            <text:p>-11.5</text:p>
          </table:table-cell>
          <table:table-cell office:value-type="float" office:value="1.9375" calcext:value-type="float">
            <text:p>1.9375</text:p>
          </table:table-cell>
          <table:table-cell office:value-type="float" office:value="11.662071" calcext:value-type="float">
            <text:p>11.66207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25" calcext:value-type="float">
            <text:p>4.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.875" calcext:value-type="float">
            <text:p>1.87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2.787388" calcext:value-type="float">
            <text:p>2.787388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0625" calcext:value-type="float">
            <text:p>4.06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4.1875" calcext:value-type="float">
            <text:p>4.1875</text:p>
          </table:table-cell>
          <table:table-cell office:value-type="float" office:value="1.9375" calcext:value-type="float">
            <text:p>1.9375</text:p>
          </table:table-cell>
          <table:table-cell office:value-type="float" office:value="4.614007" calcext:value-type="float">
            <text:p>4.614007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.125" calcext:value-type="float">
            <text:p>25.12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-4.125" calcext:value-type="float">
            <text:p>-4.125</text:p>
          </table:table-cell>
          <table:table-cell office:value-type="float" office:value="-2.0625" calcext:value-type="float">
            <text:p>-2.0625</text:p>
          </table:table-cell>
          <table:table-cell office:value-type="float" office:value="4.61189" calcext:value-type="float">
            <text:p>4.61189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0" calcext:value-type="float">
            <text:p>0</text:p>
          </table:table-cell>
          <table:table-cell office:value-type="float" office:value="-8.4375" calcext:value-type="float">
            <text:p>-8.4375</text:p>
          </table:table-cell>
          <table:table-cell office:value-type="float" office:value="8.4375" calcext:value-type="float">
            <text:p>8.4375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office:value-type="float" office:value="1.125" calcext:value-type="float">
            <text:p>1.125</text:p>
          </table:table-cell>
          <table:table-cell office:value-type="float" office:value="1.9375" calcext:value-type="float">
            <text:p>1.9375</text:p>
          </table:table-cell>
          <table:table-cell office:value-type="float" office:value="2.240431" calcext:value-type="float">
            <text:p>2.240431</text:p>
          </table:table-cell>
        </table:table-row>
        <table:table-row table:style-name="ro1">
          <table:table-cell office:value-type="string" calcext:value-type="string">
            <text:p># 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** Note: $stop <text:s text:c="3"/>: testbench.sv(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<text:s text:c="3"/>Time: 72811 ns <text:s/>Iteration: 0 <text:s/>Instance: /testben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Break in Module testbench at testbench.sv line 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Stopped at testbench.sv line 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 End time: 19:08:51 on Nov 0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Elapsed time: 0:00:06</text:p>
          </table:table-cell>
          <table:table-cell/>
        </table:table-row>
        <table:table-row table:style-name="ro1">
          <table:table-cell office:value-type="string" calcext:value-type="string">
            <text:p># Errors: 0</text:p>
          </table:table-cell>
          <table:table-cell office:value-type="string" calcext:value-type="string">
            <text:p><text:s/>Warnings: 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00/00/00</text:date>, <text:time style:data-style-name="N2" text:time-value="21:23:38.65527973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2T21:24:41.544139566</dc:date>
    <meta:editing-duration>PT10M13S</meta:editing-duration>
    <meta:editing-cycles>5</meta:editing-cycles>
    <meta:generator>LibreOffice/5.1.4.2$Linux_X86_64 LibreOffice_project/10m0$Build-2</meta:generator>
    <meta:document-statistic meta:table-count="1" meta:cell-count="72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FFT Result</text:p>
        </chart:title>
        <chart:legend chart:legend-position="end" svg:x="13.809cm" svg:y="4.201cm" style:legend-expansion="high" chart:style-name="ch3"/>
        <chart:plot-area chart:style-name="ch4" table:cell-range-address="log.D1049:log.D2073" chart:data-source-has-labels="row" svg:x="0.32cm" svg:y="1.275cm" svg:width="13.169cm" svg:height="7.545cm">
          <chartooo:coordinate-region svg:x="1.312cm" svg:y="1.275cm" svg:width="12.177cm" svg:height="6.29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log.D1050:log.D2073" chart:label-cell-address="log.D1049:log.D1049" chart:class="chart:line">
            <chart:data-point chart:repeated="10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mpl</text:p>
                <draw:g>
                  <svg:desc>log.D1049:log.D10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2">
                <text:p>512</text:p>
                <draw:g>
                  <svg:desc>log.D1050:log.D20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9214">
                <text:p>2.29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250237">
                <text:p>8.250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727744">
                <text:p>4.7277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312577">
                <text:p>25.312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40178">
                <text:p>4.6401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5046">
                <text:p>4.250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10825">
                <text:p>2.610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687917">
                <text:p>4.6879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745012">
                <text:p>11.7450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75679">
                <text:p>2.8756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09709">
                <text:p>2.2097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25046">
                <text:p>4.250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.313907">
                <text:p>33.313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875401">
                <text:p>4.8754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55736">
                <text:p>4.557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812836">
                <text:p>5.8128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58152">
                <text:p>6.58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687625">
                <text:p>15.687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245906">
                <text:p>5.2459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00976">
                <text:p>2.0009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.28714">
                <text:p>57.287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7642">
                <text:p>1.376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571261">
                <text:p>3.5712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.257876">
                <text:p>30.2578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750289">
                <text:p>6.7502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358495">
                <text:p>2.3584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687725">
                <text:p>8.6877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068854">
                <text:p>11.0688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250312">
                <text:p>6.2503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740039">
                <text:p>2.7400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206096">
                <text:p>6.2060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12524">
                <text:p>8.125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71261">
                <text:p>3.5712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26201">
                <text:p>1.6262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472136">
                <text:p>4.4721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.687568">
                <text:p>28.6875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16803">
                <text:p>2.6168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68803">
                <text:p>3.688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589264">
                <text:p>3.5892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.687582">
                <text:p>23.6875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638325">
                <text:p>13.6383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437763">
                <text:p>7.4377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095382">
                <text:p>2.0953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750521">
                <text:p>3.7505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.327776">
                <text:p>14.3277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64337">
                <text:p>1.0643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762998">
                <text:p>3.762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26201">
                <text:p>1.6262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94933">
                <text:p>5.949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813012">
                <text:p>3.8130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780331">
                <text:p>4.7803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687754">
                <text:p>7.68775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24.313589">
                <text:p>1724.3135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875504">
                <text:p>3.875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240973">
                <text:p>3.2409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875679">
                <text:p>2.8756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2.650969">
                <text:p>22.6509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562798">
                <text:p>6.5627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961339">
                <text:p>2.9613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75034">
                <text:p>5.750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323443">
                <text:p>7.3234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1875">
                <text:p>5.1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81047">
                <text:p>4.810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4375">
                <text:p>3.4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042243">
                <text:p>12.0422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.875103">
                <text:p>18.8751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853848">
                <text:p>8.8538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251562">
                <text:p>1.2515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015564">
                <text:p>2.01556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741024">
                <text:p>6.7410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97642">
                <text:p>0.1976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00976">
                <text:p>2.0009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8.625033">
                <text:p>58.6250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451109">
                <text:p>3.4511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793652">
                <text:p>5.7936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4375">
                <text:p>1.4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136001">
                <text:p>2.136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39581">
                <text:p>0.9395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031129">
                <text:p>4.0311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6375">
                <text:p>1.563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015564">
                <text:p>2.0155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945924">
                <text:p>3.9459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9375">
                <text:p>7.93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.519205">
                <text:p>24.5192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183031">
                <text:p>2.1830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562928">
                <text:p>4.5629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592823">
                <text:p>21.5928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562728">
                <text:p>8.5627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953015">
                <text:p>9.9530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438301">
                <text:p>2.4383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235011">
                <text:p>18.23501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250601">
                <text:p>3.2506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.443244">
                <text:p>5.4432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340225">
                <text:p>7.3402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3125">
                <text:p>6.31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697074">
                <text:p>4.6970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095382">
                <text:p>2.0953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.500106">
                <text:p>18.5001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710206">
                <text:p>3.7102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313344">
                <text:p>2.3133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.26589">
                <text:p>14.265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32.312502">
                <text:p>832.3125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641376">
                <text:p>7.6413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.6875">
                <text:p>5.68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735035">
                <text:p>5.7350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070796">
                <text:p>15.0707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251562">
                <text:p>1.2515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444701">
                <text:p>2.4447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.875">
                <text:p>10.8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.844808">
                <text:p>19.8448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625">
                <text:p>1.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963976">
                <text:p>2.9639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.375106">
                <text:p>18.3751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682644">
                <text:p>15.6826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18689">
                <text:p>0.3186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816084">
                <text:p>3.8160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562851">
                <text:p>5.5628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6.026311">
                <text:p>76.0263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618051">
                <text:p>5.6180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9.908394">
                <text:p>59.9083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250601">
                <text:p>3.2506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015564">
                <text:p>2.0155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0625">
                <text:p>7.06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15874">
                <text:p>2.158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0625">
                <text:p>2.06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.308711">
                <text:p>10.3087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.989795">
                <text:p>8.98979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211541">
                <text:p>5.2115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616803">
                <text:p>2.6168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1875">
                <text:p>8.18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784584">
                <text:p>2.7845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.621975">
                <text:p>11.6219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9375">
                <text:p>3.93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.63433">
                <text:p>9.634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3.8125">
                <text:p>33.812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.208825">
                <text:p>2.2088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58428">
                <text:p>4.5842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.312572">
                <text:p>27.3125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.745012">
                <text:p>11.7450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621756">
                <text:p>6.6217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5625">
                <text:p>5.56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4.64379">
                <text:p>24.643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057394">
                <text:p>3.0573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9.290592">
                <text:p>49.2905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4375">
                <text:p>3.43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.872961">
                <text:p>2.8729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194956">
                <text:p>4.19495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375822">
                <text:p>2.3758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062981">
                <text:p>4.06298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136001">
                <text:p>2.1360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813012">
                <text:p>3.8130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618051">
                <text:p>5.6180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300095">
                <text:p>3.3000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.061553">
                <text:p>2.0615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155117">
                <text:p>2.1551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2.812537">
                <text:p>52.8125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358495">
                <text:p>2.3584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294695">
                <text:p>2.2946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.125">
                <text:p>11.12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038911">
                <text:p>5.0389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0625">
                <text:p>1.06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980162">
                <text:p>6.9801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500781">
                <text:p>2.5007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100967">
                <text:p>2.1009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.8125">
                <text:p>10.81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220035">
                <text:p>7.22003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.125">
                <text:p>11.1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963976">
                <text:p>2.96397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125919">
                <text:p>2.1259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000976">
                <text:p>2.0009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750223">
                <text:p>8.7502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.788827">
                <text:p>19.7888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1875">
                <text:p>1.18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762998">
                <text:p>3.76299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3.434871">
                <text:p>33.43487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697074">
                <text:p>4.6970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.6875">
                <text:p>9.68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111177">
                <text:p>41.1111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9375">
                <text:p>8.93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264709">
                <text:p>2.26470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034853">
                <text:p>2.03485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556074">
                <text:p>4.5560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753699">
                <text:p>4.7536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2.75006">
                <text:p>32.750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010399">
                <text:p>3.0103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.75071">
                <text:p>2.750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.708244">
                <text:p>9.7082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2.375024">
                <text:p>82.3750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.5978">
                <text:p>7.597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375">
                <text:p>4.437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.524844">
                <text:p>9.52484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.6875">
                <text:p>7.68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.720708">
                <text:p>12.7207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.3125">
                <text:p>6.31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.038911">
                <text:p>5.0389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.375158">
                <text:p>12.3751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.10388">
                <text:p>12.1038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6875">
                <text:p>2.68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375822">
                <text:p>2.3758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003902">
                <text:p>2.0039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.784584">
                <text:p>2.78458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064337">
                <text:p>1.06433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3.251527">
                <text:p>33.25152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528741">
                <text:p>2.5287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.312689">
                <text:p>10.3126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.640603">
                <text:p>5.64060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65962">
                <text:p>0.5659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.001953">
                <text:p>10.00195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.438301">
                <text:p>2.4383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.443244">
                <text:p>5.4432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.312767">
                <text:p>7.31276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.040064">
                <text:p>7.0400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.4375">
                <text:p>6.43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.535574">
                <text:p>12.5355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7.562611">
                <text:p>17.5626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201562">
                <text:p>3.20156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.187816">
                <text:p>6.18781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.545698">
                <text:p>12.54569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3.125084">
                <text:p>23.12508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.58428">
                <text:p>4.584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.528124">
                <text:p>4.52812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3.0625">
                <text:p>23.06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.535574">
                <text:p>12.53557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.125">
                <text:p>6.1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153">
                <text:p>3.1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.535574">
                <text:p>12.53557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.117869">
                <text:p>7.11786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.3125">
                <text:p>7.31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27186">
                <text:p>5.32718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.953015">
                <text:p>9.9530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6765">
                <text:p>5.676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576941">
                <text:p>2.57694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3.247709">
                <text:p>33.24770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872961">
                <text:p>2.8729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.000976">
                <text:p>2.00097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427061">
                <text:p>2.42706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6875">
                <text:p>2.68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2.10388">
                <text:p>12.1038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2.4375">
                <text:p>12.43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096338">
                <text:p>5.09633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.375">
                <text:p>6.3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.782434">
                <text:p>12.78243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.6875">
                <text:p>7.68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.524844">
                <text:p>9.52484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.500434">
                <text:p>4.50043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.641376">
                <text:p>7.6413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2.3125">
                <text:p>82.31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.708244">
                <text:p>9.70824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.6875">
                <text:p>2.687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010399">
                <text:p>3.01039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.780331">
                <text:p>4.78033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.500868">
                <text:p>4.50086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.1875">
                <text:p>8.18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024267">
                <text:p>2.02426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.264709">
                <text:p>2.2647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8.937719">
                <text:p>8.93771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1.111177">
                <text:p>41.11117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.625">
                <text:p>9.62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.670804">
                <text:p>4.6708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.4375">
                <text:p>2.437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3.49726">
                <text:p>33.4972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3125">
                <text:p>1.312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710206">
                <text:p>3.71020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313987">
                <text:p>1.31398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9.726648">
                <text:p>19.72664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8.812722">
                <text:p>8.81272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.000976">
                <text:p>2.00097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0625">
                <text:p>2.06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.006503">
                <text:p>3.0065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.0625">
                <text:p>11.06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.142796">
                <text:p>7.14279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.875">
                <text:p>10.87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15874">
                <text:p>2.1587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4375">
                <text:p>2.437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920305">
                <text:p>6.92030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.981607">
                <text:p>4.98160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.0625">
                <text:p>11.06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294695">
                <text:p>2.29469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.325974">
                <text:p>2.32597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2.75">
                <text:p>52.7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095382">
                <text:p>2.09538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061553">
                <text:p>2.06155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300095">
                <text:p>3.3000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.618051">
                <text:p>5.61805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114866">
                <text:p>2.11486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.0625">
                <text:p>4.06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.463008">
                <text:p>2.46300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.9375">
                <text:p>5.93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.165521">
                <text:p>4.16552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.872961">
                <text:p>2.87296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4375">
                <text:p>3.437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9.228144">
                <text:p>49.22814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062822">
                <text:p>6.0628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145557">
                <text:p>3.14555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4.64379">
                <text:p>24.6437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.562202">
                <text:p>6.5622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5625">
                <text:p>3.562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.734198">
                <text:p>11.73419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.528124">
                <text:p>4.52812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.236068">
                <text:p>2.23606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3.875">
                <text:p>33.87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.647093">
                <text:p>9.64709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1.611047">
                <text:p>11.61104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50269">
                <text:p>7.25026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.829808">
                <text:p>2.82980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.657536">
                <text:p>2.6575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.235844">
                <text:p>5.23584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.036601">
                <text:p>9.03660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3.4375">
                <text:p>13.437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.332934">
                <text:p>10.33293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.100967">
                <text:p>2.10096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0625">
                <text:p>7.062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.015564">
                <text:p>2.01556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.063138">
                <text:p>3.06313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.162895">
                <text:p>3.16289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.187816">
                <text:p>6.18781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9.908394">
                <text:p>59.90839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.3125">
                <text:p>4.31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.618051">
                <text:p>5.61805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5.963833">
                <text:p>75.96383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.6875">
                <text:p>5.687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.816084">
                <text:p>3.81608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.6285">
                <text:p>15.628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8.3125">
                <text:p>18.31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.918154">
                <text:p>2.91815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9.788827">
                <text:p>19.78882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.9375">
                <text:p>10.937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.375822">
                <text:p>2.37582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.079218">
                <text:p>15.07921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.735035">
                <text:p>5.7350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.641376">
                <text:p>7.64137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32.25">
                <text:p>832.2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4.26589">
                <text:p>14.2658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.744266">
                <text:p>3.74426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.055861">
                <text:p>2.05586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.697074">
                <text:p>4.69707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.3125">
                <text:p>6.31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.340225">
                <text:p>7.3402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149">
                <text:p>0.814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.408688">
                <text:p>5.40868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.1875">
                <text:p>3.187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8.172889">
                <text:p>18.17288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.953015">
                <text:p>9.95301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1.587124">
                <text:p>21.5871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.240431">
                <text:p>2.24043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4.581497">
                <text:p>24.58149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.955317">
                <text:p>3.95531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.946551">
                <text:p>1.94655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.085512">
                <text:p>4.08551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877229">
                <text:p>0.87722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.15874">
                <text:p>2.1587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.4375">
                <text:p>1.437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.815523">
                <text:p>5.81552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.6875">
                <text:p>1.687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.415269">
                <text:p>3.41526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8.5625">
                <text:p>58.562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.0625">
                <text:p>2.062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.741024">
                <text:p>6.74102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.8125">
                <text:p>3.81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08604">
                <text:p>2.0860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3994">
                <text:p>8.8399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8.8125">
                <text:p>18.81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1.991208">
                <text:p>11.99120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.784823">
                <text:p>4.78482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.28011">
                <text:p>7.2801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.8125">
                <text:p>5.812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.010399">
                <text:p>3.01039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6.625">
                <text:p>6.62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2.52646">
                <text:p>22.5264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.9375">
                <text:p>2.937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.212524">
                <text:p>3.21252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724.313734">
                <text:p>1724.31373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.5625">
                <text:p>7.562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.753699">
                <text:p>4.75369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.6875">
                <text:p>3.687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.911126">
                <text:p>5.91112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.869452">
                <text:p>3.86945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4.274787">
                <text:p>14.27478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.8125">
                <text:p>3.812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.095382">
                <text:p>2.09538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.3125">
                <text:p>7.312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3.656643">
                <text:p>13.65664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3.625">
                <text:p>23.62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.46692">
                <text:p>3.4669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.6875">
                <text:p>3.687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.699103">
                <text:p>2.69910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.388372">
                <text:p>4.38837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.589264">
                <text:p>3.58926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.3125">
                <text:p>8.312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.067652">
                <text:p>6.06765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.872961">
                <text:p>2.87296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6.4375">
                <text:p>6.437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0.98472">
                <text:p>10.9847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.8125">
                <text:p>8.812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.379929">
                <text:p>2.37992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.8125">
                <text:p>6.812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0.12487">
                <text:p>30.1248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.589264">
                <text:p>3.58926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.4375">
                <text:p>1.437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7.407704">
                <text:p>57.40770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.350964">
                <text:p>5.35096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.5625">
                <text:p>15.562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.603148">
                <text:p>6.60314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.875">
                <text:p>5.87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.667876">
                <text:p>4.66787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.9375">
                <text:p>4.937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3.431191">
                <text:p>33.4311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4.3125">
                <text:p>4.312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.349368">
                <text:p>2.34936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1.662071">
                <text:p>11.66207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.787388">
                <text:p>2.78738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4.0625">
                <text:p>4.062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4.614007">
                <text:p>4.614007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5.125">
                <text:p>25.12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.61189">
                <text:p>4.6118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8.4375">
                <text:p>8.437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.240431">
                <text:p>2.24043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